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mm"/>
    </style:style>
    <style:style style:name="co2" style:family="table-column">
      <style:table-column-properties fo:break-before="auto" style:column-width="130.42mm"/>
    </style:style>
    <style:style style:name="co3" style:family="table-column">
      <style:table-column-properties fo:break-before="auto" style:column-width="11.92mm"/>
    </style:style>
    <style:style style:name="co4" style:family="table-column">
      <style:table-column-properties fo:break-before="auto" style:column-width="20.76mm"/>
    </style:style>
    <style:style style:name="co5" style:family="table-column">
      <style:table-column-properties fo:break-before="auto" style:column-width="31.47mm"/>
    </style:style>
    <style:style style:name="co6" style:family="table-column">
      <style:table-column-properties fo:break-before="auto" style:column-width="40.36mm"/>
    </style:style>
    <style:style style:name="co7" style:family="table-column">
      <style:table-column-properties fo:break-before="auto" style:column-width="27.6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09mm"/>
    </style:style>
    <style:style style:name="co10" style:family="table-column">
      <style:table-column-properties fo:break-before="auto" style:column-width="5.57mm"/>
    </style:style>
    <style:style style:name="ro1" style:family="table-row">
      <style:table-row-properties style:row-height="21.24mm" fo:break-before="auto" style:use-optimal-row-height="false"/>
    </style:style>
    <style:style style:name="ro2" style:family="table-row">
      <style:table-row-properties style:row-height="9.0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ta1" style:family="table" style:master-page-name="PageStyle_5f_Planejador_20_de_20_Projetos">
      <style:table-properties table:display="true" style:writing-mode="lr-tb" tableooo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11496b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ce6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7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8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Atividade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13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Atividade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8.26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Atividad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2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8.26m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15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6" style:family="table-cell" style:parent-style-name="Default" style:data-style-name="N0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0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" style:family="table-cell" style:parent-style-name="Excel_20_Built-in_20_Heading_20_3">
      <style:table-cell-properties fo:border-bottom="0.74pt solid #735773" style:cell-protect="protected" style:print-content="tru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0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Porcentagem_20_concluída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" style:family="table-cell" style:parent-style-name="Porcentagem_20_concluída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Porcentagem_20_concluíd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Porcentagem_20_concluída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6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37" style:family="table-cell" style:parent-style-name="Títulos_20_de_20_Períodos">
      <style:table-cell-properties style:cell-protect="protected" style:print-content="true" fo:background-color="transparent" style:rotation-align="none"/>
      <style:map style:condition="is-true-formula([.I$3]=período_selecionado)" style:apply-style-name="ConditionalStyle_5f_169" style:base-cell-address="'Planejador de Projetos'.I3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77" style:base-cell-address="'Planejador de Projetos'.I4"/>
      <style:map style:condition="is-true-formula(PercentualConcluídoAlém)" style:apply-style-name="ConditionalStyle_5f_176" style:base-cell-address="'Planejador de Projetos'.I4"/>
      <style:map style:condition="is-true-formula(Real)" style:apply-style-name="ConditionalStyle_5f_175" style:base-cell-address="'Planejador de Projetos'.I4"/>
      <style:map style:condition="is-true-formula(RealAlém)" style:apply-style-name="ConditionalStyle_5f_174" style:base-cell-address="'Planejador de Projetos'.I4"/>
      <style:map style:condition="is-true-formula(Plano)" style:apply-style-name="ConditionalStyle_5f_173" style:base-cell-address="'Planejador de Projetos'.I4"/>
      <style:map style:condition="is-true-formula([.I$3]=período_selecionado)" style:apply-style-name="ConditionalStyle_5f_172" style:base-cell-address="'Planejador de Projetos'.I4"/>
      <style:map style:condition="is-true-formula(MOD(COLUMN();2))" style:apply-style-name="ConditionalStyle_5f_171" style:base-cell-address="'Planejador de Projetos'.I4"/>
      <style:map style:condition="is-true-formula(MOD(COLUMN();2)=0)" style:apply-style-name="ConditionalStyle_5f_170" style:base-cell-address="'Planejador de Projetos'.I4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77" style:base-cell-address="'Planejador de Projetos'.I4"/>
      <style:map style:condition="is-true-formula(PercentualConcluídoAlém)" style:apply-style-name="ConditionalStyle_5f_176" style:base-cell-address="'Planejador de Projetos'.I4"/>
      <style:map style:condition="is-true-formula(Real)" style:apply-style-name="ConditionalStyle_5f_175" style:base-cell-address="'Planejador de Projetos'.I4"/>
      <style:map style:condition="is-true-formula(RealAlém)" style:apply-style-name="ConditionalStyle_5f_174" style:base-cell-address="'Planejador de Projetos'.I4"/>
      <style:map style:condition="is-true-formula(Plano)" style:apply-style-name="ConditionalStyle_5f_173" style:base-cell-address="'Planejador de Projetos'.I4"/>
      <style:map style:condition="is-true-formula([.I$3]=período_selecionado)" style:apply-style-name="ConditionalStyle_5f_172" style:base-cell-address="'Planejador de Projetos'.I4"/>
      <style:map style:condition="is-true-formula(MOD(COLUMN();2))" style:apply-style-name="ConditionalStyle_5f_171" style:base-cell-address="'Planejador de Projetos'.I4"/>
      <style:map style:condition="is-true-formula(MOD(COLUMN();2)=0)" style:apply-style-name="ConditionalStyle_5f_170" style:base-cell-address="'Planejador de Projetos'.I4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60" style:base-cell-address="'Planejador de Projetos'.I11"/>
      <style:map style:condition="is-true-formula(PercentualConcluídoAlém)" style:apply-style-name="ConditionalStyle_5f_159" style:base-cell-address="'Planejador de Projetos'.I11"/>
      <style:map style:condition="is-true-formula(Real)" style:apply-style-name="ConditionalStyle_5f_158" style:base-cell-address="'Planejador de Projetos'.I11"/>
      <style:map style:condition="is-true-formula(RealAlém)" style:apply-style-name="ConditionalStyle_5f_157" style:base-cell-address="'Planejador de Projetos'.I11"/>
      <style:map style:condition="is-true-formula(Plano)" style:apply-style-name="ConditionalStyle_5f_156" style:base-cell-address="'Planejador de Projetos'.I11"/>
      <style:map style:condition="is-true-formula([.I$3]=período_selecionado)" style:apply-style-name="ConditionalStyle_5f_155" style:base-cell-address="'Planejador de Projetos'.I11"/>
      <style:map style:condition="is-true-formula(MOD(COLUMN();2))" style:apply-style-name="ConditionalStyle_5f_154" style:base-cell-address="'Planejador de Projetos'.I11"/>
      <style:map style:condition="is-true-formula(MOD(COLUMN();2)=0)" style:apply-style-name="ConditionalStyle_5f_153" style:base-cell-address="'Planejador de Projetos'.I11"/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68" style:base-cell-address="'Planejador de Projetos'.I16"/>
      <style:map style:condition="is-true-formula(PercentualConcluídoAlém)" style:apply-style-name="ConditionalStyle_5f_167" style:base-cell-address="'Planejador de Projetos'.I16"/>
      <style:map style:condition="is-true-formula(Real)" style:apply-style-name="ConditionalStyle_5f_166" style:base-cell-address="'Planejador de Projetos'.I16"/>
      <style:map style:condition="is-true-formula(RealAlém)" style:apply-style-name="ConditionalStyle_5f_165" style:base-cell-address="'Planejador de Projetos'.I16"/>
      <style:map style:condition="is-true-formula(Plano)" style:apply-style-name="ConditionalStyle_5f_164" style:base-cell-address="'Planejador de Projetos'.I16"/>
      <style:map style:condition="is-true-formula([.I$3]=período_selecionado)" style:apply-style-name="ConditionalStyle_5f_163" style:base-cell-address="'Planejador de Projetos'.I16"/>
      <style:map style:condition="is-true-formula(MOD(COLUMN();2))" style:apply-style-name="ConditionalStyle_5f_162" style:base-cell-address="'Planejador de Projetos'.I16"/>
      <style:map style:condition="is-true-formula(MOD(COLUMN();2)=0)" style:apply-style-name="ConditionalStyle_5f_161" style:base-cell-address="'Planejador de Projetos'.I16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68" style:base-cell-address="'Planejador de Projetos'.I16"/>
      <style:map style:condition="is-true-formula(PercentualConcluídoAlém)" style:apply-style-name="ConditionalStyle_5f_167" style:base-cell-address="'Planejador de Projetos'.I16"/>
      <style:map style:condition="is-true-formula(Real)" style:apply-style-name="ConditionalStyle_5f_166" style:base-cell-address="'Planejador de Projetos'.I16"/>
      <style:map style:condition="is-true-formula(RealAlém)" style:apply-style-name="ConditionalStyle_5f_165" style:base-cell-address="'Planejador de Projetos'.I16"/>
      <style:map style:condition="is-true-formula(Plano)" style:apply-style-name="ConditionalStyle_5f_164" style:base-cell-address="'Planejador de Projetos'.I16"/>
      <style:map style:condition="is-true-formula([.I$3]=período_selecionado)" style:apply-style-name="ConditionalStyle_5f_163" style:base-cell-address="'Planejador de Projetos'.I16"/>
      <style:map style:condition="is-true-formula(MOD(COLUMN();2))" style:apply-style-name="ConditionalStyle_5f_162" style:base-cell-address="'Planejador de Projetos'.I16"/>
      <style:map style:condition="is-true-formula(MOD(COLUMN();2)=0)" style:apply-style-name="ConditionalStyle_5f_161" style:base-cell-address="'Planejador de Projetos'.I16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77" style:base-cell-address="'Planejador de Projetos'.I4"/>
      <style:map style:condition="is-true-formula(PercentualConcluídoAlém)" style:apply-style-name="ConditionalStyle_5f_176" style:base-cell-address="'Planejador de Projetos'.I4"/>
      <style:map style:condition="is-true-formula(Real)" style:apply-style-name="ConditionalStyle_5f_175" style:base-cell-address="'Planejador de Projetos'.I4"/>
      <style:map style:condition="is-true-formula(RealAlém)" style:apply-style-name="ConditionalStyle_5f_174" style:base-cell-address="'Planejador de Projetos'.I4"/>
      <style:map style:condition="is-true-formula(Plano)" style:apply-style-name="ConditionalStyle_5f_173" style:base-cell-address="'Planejador de Projetos'.I4"/>
      <style:map style:condition="is-true-formula([.I$3]=período_selecionado)" style:apply-style-name="ConditionalStyle_5f_172" style:base-cell-address="'Planejador de Projetos'.I4"/>
      <style:map style:condition="is-true-formula(MOD(COLUMN();2))" style:apply-style-name="ConditionalStyle_5f_171" style:base-cell-address="'Planejador de Projetos'.I4"/>
      <style:map style:condition="is-true-formula(MOD(COLUMN();2)=0)" style:apply-style-name="ConditionalStyle_5f_170" style:base-cell-address="'Planejador de Projetos'.I4"/>
    </style:style>
    <style:style style:name="ce44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44" style:base-cell-address="'Planejador de Projetos'.I34"/>
      <style:map style:condition="is-true-formula(PercentualConcluídoAlém)" style:apply-style-name="ConditionalStyle_5f_143" style:base-cell-address="'Planejador de Projetos'.I34"/>
      <style:map style:condition="is-true-formula(Real)" style:apply-style-name="ConditionalStyle_5f_142" style:base-cell-address="'Planejador de Projetos'.I34"/>
      <style:map style:condition="is-true-formula(RealAlém)" style:apply-style-name="ConditionalStyle_5f_141" style:base-cell-address="'Planejador de Projetos'.I34"/>
      <style:map style:condition="is-true-formula(Plano)" style:apply-style-name="ConditionalStyle_5f_140" style:base-cell-address="'Planejador de Projetos'.I34"/>
      <style:map style:condition="is-true-formula([.I$3]=período_selecionado)" style:apply-style-name="ConditionalStyle_5f_139" style:base-cell-address="'Planejador de Projetos'.I34"/>
      <style:map style:condition="is-true-formula(MOD(COLUMN();2))" style:apply-style-name="ConditionalStyle_5f_138" style:base-cell-address="'Planejador de Projetos'.I34"/>
      <style:map style:condition="is-true-formula(MOD(COLUMN();2)=0)" style:apply-style-name="ConditionalStyle_5f_137" style:base-cell-address="'Planejador de Projetos'.I34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44" style:base-cell-address="'Planejador de Projetos'.I34"/>
      <style:map style:condition="is-true-formula(PercentualConcluídoAlém)" style:apply-style-name="ConditionalStyle_5f_143" style:base-cell-address="'Planejador de Projetos'.I34"/>
      <style:map style:condition="is-true-formula(Real)" style:apply-style-name="ConditionalStyle_5f_142" style:base-cell-address="'Planejador de Projetos'.I34"/>
      <style:map style:condition="is-true-formula(RealAlém)" style:apply-style-name="ConditionalStyle_5f_141" style:base-cell-address="'Planejador de Projetos'.I34"/>
      <style:map style:condition="is-true-formula(Plano)" style:apply-style-name="ConditionalStyle_5f_140" style:base-cell-address="'Planejador de Projetos'.I34"/>
      <style:map style:condition="is-true-formula([.I$3]=período_selecionado)" style:apply-style-name="ConditionalStyle_5f_139" style:base-cell-address="'Planejador de Projetos'.I34"/>
      <style:map style:condition="is-true-formula(MOD(COLUMN();2))" style:apply-style-name="ConditionalStyle_5f_138" style:base-cell-address="'Planejador de Projetos'.I34"/>
      <style:map style:condition="is-true-formula(MOD(COLUMN();2)=0)" style:apply-style-name="ConditionalStyle_5f_137" style:base-cell-address="'Planejador de Projetos'.I34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28" style:base-cell-address="'Planejador de Projetos'.I38"/>
      <style:map style:condition="is-true-formula(PercentualConcluídoAlém)" style:apply-style-name="ConditionalStyle_5f_127" style:base-cell-address="'Planejador de Projetos'.I38"/>
      <style:map style:condition="is-true-formula(Real)" style:apply-style-name="ConditionalStyle_5f_126" style:base-cell-address="'Planejador de Projetos'.I38"/>
      <style:map style:condition="is-true-formula(RealAlém)" style:apply-style-name="ConditionalStyle_5f_125" style:base-cell-address="'Planejador de Projetos'.I38"/>
      <style:map style:condition="is-true-formula(Plano)" style:apply-style-name="ConditionalStyle_5f_124" style:base-cell-address="'Planejador de Projetos'.I38"/>
      <style:map style:condition="is-true-formula([.I$3]=período_selecionado)" style:apply-style-name="ConditionalStyle_5f_123" style:base-cell-address="'Planejador de Projetos'.I38"/>
      <style:map style:condition="is-true-formula(MOD(COLUMN();2))" style:apply-style-name="ConditionalStyle_5f_122" style:base-cell-address="'Planejador de Projetos'.I38"/>
      <style:map style:condition="is-true-formula(MOD(COLUMN();2)=0)" style:apply-style-name="ConditionalStyle_5f_121" style:base-cell-address="'Planejador de Projetos'.I38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12" style:base-cell-address="'Planejador de Projetos'.I42"/>
      <style:map style:condition="is-true-formula(PercentualConcluídoAlém)" style:apply-style-name="ConditionalStyle_5f_111" style:base-cell-address="'Planejador de Projetos'.I42"/>
      <style:map style:condition="is-true-formula(Real)" style:apply-style-name="ConditionalStyle_5f_110" style:base-cell-address="'Planejador de Projetos'.I42"/>
      <style:map style:condition="is-true-formula(RealAlém)" style:apply-style-name="ConditionalStyle_5f_109" style:base-cell-address="'Planejador de Projetos'.I42"/>
      <style:map style:condition="is-true-formula(Plano)" style:apply-style-name="ConditionalStyle_5f_108" style:base-cell-address="'Planejador de Projetos'.I42"/>
      <style:map style:condition="is-true-formula([.I$3]=período_selecionado)" style:apply-style-name="ConditionalStyle_5f_107" style:base-cell-address="'Planejador de Projetos'.I42"/>
      <style:map style:condition="is-true-formula(MOD(COLUMN();2))" style:apply-style-name="ConditionalStyle_5f_106" style:base-cell-address="'Planejador de Projetos'.I42"/>
      <style:map style:condition="is-true-formula(MOD(COLUMN();2)=0)" style:apply-style-name="ConditionalStyle_5f_105" style:base-cell-address="'Planejador de Projetos'.I42"/>
    </style:style>
    <style:style style:name="ce49" style:family="table-cell" style:parent-style-name="Títulos_20_de_20_Projeto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96" style:base-cell-address="'Planejador de Projetos'.L5"/>
      <style:map style:condition="is-true-formula(PercentualConcluídoAlém)" style:apply-style-name="ConditionalStyle_5f_95" style:base-cell-address="'Planejador de Projetos'.L5"/>
      <style:map style:condition="is-true-formula(Real)" style:apply-style-name="ConditionalStyle_5f_94" style:base-cell-address="'Planejador de Projetos'.L5"/>
      <style:map style:condition="is-true-formula(RealAlém)" style:apply-style-name="ConditionalStyle_5f_93" style:base-cell-address="'Planejador de Projetos'.L5"/>
      <style:map style:condition="is-true-formula(Plano)" style:apply-style-name="ConditionalStyle_5f_92" style:base-cell-address="'Planejador de Projetos'.L5"/>
      <style:map style:condition="is-true-formula([.L$3]=período_selecionado)" style:apply-style-name="ConditionalStyle_5f_91" style:base-cell-address="'Planejador de Projetos'.L5"/>
      <style:map style:condition="is-true-formula(MOD(COLUMN();2))" style:apply-style-name="ConditionalStyle_5f_90" style:base-cell-address="'Planejador de Projetos'.L5"/>
      <style:map style:condition="is-true-formula(MOD(COLUMN();2)=0)" style:apply-style-name="ConditionalStyle_5f_89" style:base-cell-address="'Planejador de Projetos'.L5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88" style:base-cell-address="'Planejador de Projetos'.O8"/>
      <style:map style:condition="is-true-formula(PercentualConcluídoAlém)" style:apply-style-name="ConditionalStyle_5f_87" style:base-cell-address="'Planejador de Projetos'.O8"/>
      <style:map style:condition="is-true-formula(Real)" style:apply-style-name="ConditionalStyle_5f_86" style:base-cell-address="'Planejador de Projetos'.O8"/>
      <style:map style:condition="is-true-formula(RealAlém)" style:apply-style-name="ConditionalStyle_5f_85" style:base-cell-address="'Planejador de Projetos'.O8"/>
      <style:map style:condition="is-true-formula(Plano)" style:apply-style-name="ConditionalStyle_5f_84" style:base-cell-address="'Planejador de Projetos'.O8"/>
      <style:map style:condition="is-true-formula([.O$3]=período_selecionado)" style:apply-style-name="ConditionalStyle_5f_83" style:base-cell-address="'Planejador de Projetos'.O8"/>
      <style:map style:condition="is-true-formula(MOD(COLUMN();2))" style:apply-style-name="ConditionalStyle_5f_82" style:base-cell-address="'Planejador de Projetos'.O8"/>
      <style:map style:condition="is-true-formula(MOD(COLUMN();2)=0)" style:apply-style-name="ConditionalStyle_5f_81" style:base-cell-address="'Planejador de Projetos'.O8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04" style:base-cell-address="'Planejador de Projetos'.P8"/>
      <style:map style:condition="is-true-formula(PercentualConcluídoAlém)" style:apply-style-name="ConditionalStyle_5f_103" style:base-cell-address="'Planejador de Projetos'.P8"/>
      <style:map style:condition="is-true-formula(Real)" style:apply-style-name="ConditionalStyle_5f_102" style:base-cell-address="'Planejador de Projetos'.P8"/>
      <style:map style:condition="is-true-formula(RealAlém)" style:apply-style-name="ConditionalStyle_5f_101" style:base-cell-address="'Planejador de Projetos'.P8"/>
      <style:map style:condition="is-true-formula(Plano)" style:apply-style-name="ConditionalStyle_5f_100" style:base-cell-address="'Planejador de Projetos'.P8"/>
      <style:map style:condition="is-true-formula([.Q$3]=período_selecionado)" style:apply-style-name="ConditionalStyle_5f_99" style:base-cell-address="'Planejador de Projetos'.P8"/>
      <style:map style:condition="is-true-formula(MOD(COLUMN();2))" style:apply-style-name="ConditionalStyle_5f_98" style:base-cell-address="'Planejador de Projetos'.P8"/>
      <style:map style:condition="is-true-formula(MOD(COLUMN();2)=0)" style:apply-style-name="ConditionalStyle_5f_97" style:base-cell-address="'Planejador de Projetos'.P8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52" style:base-cell-address="'Planejador de Projetos'.S34"/>
      <style:map style:condition="is-true-formula(PercentualConcluídoAlém)" style:apply-style-name="ConditionalStyle_5f_151" style:base-cell-address="'Planejador de Projetos'.S34"/>
      <style:map style:condition="is-true-formula(Real)" style:apply-style-name="ConditionalStyle_5f_150" style:base-cell-address="'Planejador de Projetos'.S34"/>
      <style:map style:condition="is-true-formula(RealAlém)" style:apply-style-name="ConditionalStyle_5f_149" style:base-cell-address="'Planejador de Projetos'.S34"/>
      <style:map style:condition="is-true-formula(Plano)" style:apply-style-name="ConditionalStyle_5f_148" style:base-cell-address="'Planejador de Projetos'.S34"/>
      <style:map style:condition="is-true-formula([.S$3]=período_selecionado)" style:apply-style-name="ConditionalStyle_5f_147" style:base-cell-address="'Planejador de Projetos'.S34"/>
      <style:map style:condition="is-true-formula(MOD(COLUMN();2))" style:apply-style-name="ConditionalStyle_5f_146" style:base-cell-address="'Planejador de Projetos'.S34"/>
      <style:map style:condition="is-true-formula(MOD(COLUMN();2)=0)" style:apply-style-name="ConditionalStyle_5f_145" style:base-cell-address="'Planejador de Projetos'.S34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36" style:base-cell-address="'Planejador de Projetos'.S38"/>
      <style:map style:condition="is-true-formula(PercentualConcluídoAlém)" style:apply-style-name="ConditionalStyle_5f_135" style:base-cell-address="'Planejador de Projetos'.S38"/>
      <style:map style:condition="is-true-formula(Real)" style:apply-style-name="ConditionalStyle_5f_134" style:base-cell-address="'Planejador de Projetos'.S38"/>
      <style:map style:condition="is-true-formula(RealAlém)" style:apply-style-name="ConditionalStyle_5f_133" style:base-cell-address="'Planejador de Projetos'.S38"/>
      <style:map style:condition="is-true-formula(Plano)" style:apply-style-name="ConditionalStyle_5f_132" style:base-cell-address="'Planejador de Projetos'.S38"/>
      <style:map style:condition="is-true-formula([.S$3]=período_selecionado)" style:apply-style-name="ConditionalStyle_5f_131" style:base-cell-address="'Planejador de Projetos'.S38"/>
      <style:map style:condition="is-true-formula(MOD(COLUMN();2))" style:apply-style-name="ConditionalStyle_5f_130" style:base-cell-address="'Planejador de Projetos'.S38"/>
      <style:map style:condition="is-true-formula(MOD(COLUMN();2)=0)" style:apply-style-name="ConditionalStyle_5f_129" style:base-cell-address="'Planejador de Projetos'.S38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0" style:base-cell-address="'Planejador de Projetos'.S42"/>
      <style:map style:condition="is-true-formula(PercentualConcluídoAlém)" style:apply-style-name="ConditionalStyle_5f_119" style:base-cell-address="'Planejador de Projetos'.S42"/>
      <style:map style:condition="is-true-formula(Real)" style:apply-style-name="ConditionalStyle_5f_118" style:base-cell-address="'Planejador de Projetos'.S42"/>
      <style:map style:condition="is-true-formula(RealAlém)" style:apply-style-name="ConditionalStyle_5f_117" style:base-cell-address="'Planejador de Projetos'.S42"/>
      <style:map style:condition="is-true-formula(Plano)" style:apply-style-name="ConditionalStyle_5f_116" style:base-cell-address="'Planejador de Projetos'.S42"/>
      <style:map style:condition="is-true-formula([.S$3]=período_selecionado)" style:apply-style-name="ConditionalStyle_5f_115" style:base-cell-address="'Planejador de Projetos'.S42"/>
      <style:map style:condition="is-true-formula(MOD(COLUMN();2))" style:apply-style-name="ConditionalStyle_5f_114" style:base-cell-address="'Planejador de Projetos'.S42"/>
      <style:map style:condition="is-true-formula(MOD(COLUMN();2)=0)" style:apply-style-name="ConditionalStyle_5f_113" style:base-cell-address="'Planejador de Projetos'.S42"/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77" style:base-cell-address="'Planejador de Projetos'.I4"/>
      <style:map style:condition="is-true-formula(PercentualConcluídoAlém)" style:apply-style-name="ConditionalStyle_5f_176" style:base-cell-address="'Planejador de Projetos'.I4"/>
      <style:map style:condition="is-true-formula(Real)" style:apply-style-name="ConditionalStyle_5f_175" style:base-cell-address="'Planejador de Projetos'.I4"/>
      <style:map style:condition="is-true-formula(RealAlém)" style:apply-style-name="ConditionalStyle_5f_174" style:base-cell-address="'Planejador de Projetos'.I4"/>
      <style:map style:condition="is-true-formula(Plano)" style:apply-style-name="ConditionalStyle_5f_173" style:base-cell-address="'Planejador de Projetos'.I4"/>
      <style:map style:condition="is-true-formula([.I$3]=período_selecionado)" style:apply-style-name="ConditionalStyle_5f_172" style:base-cell-address="'Planejador de Projetos'.I4"/>
      <style:map style:condition="is-true-formula(MOD(COLUMN();2))" style:apply-style-name="ConditionalStyle_5f_171" style:base-cell-address="'Planejador de Projetos'.I4"/>
      <style:map style:condition="is-true-formula(MOD(COLUMN();2)=0)" style:apply-style-name="ConditionalStyle_5f_170" style:base-cell-address="'Planejador de Projetos'.I4"/>
    </style:style>
    <style:style style:name="ce60" style:family="table-cell" style:parent-style-name="Default" style:data-style-name="N0">
      <style:table-cell-properties fo:background-color="#f2f2f2" style:cell-protect="protected" style:print-content="true" style:diagonal-bl-tr="none" style:diagonal-tl-br="none" fo:border="none" style:rotation-align="none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52" style:base-cell-address="'Planejador de Projetos'.S34"/>
      <style:map style:condition="is-true-formula(PercentualConcluídoAlém)" style:apply-style-name="ConditionalStyle_5f_151" style:base-cell-address="'Planejador de Projetos'.S34"/>
      <style:map style:condition="is-true-formula(Real)" style:apply-style-name="ConditionalStyle_5f_150" style:base-cell-address="'Planejador de Projetos'.S34"/>
      <style:map style:condition="is-true-formula(RealAlém)" style:apply-style-name="ConditionalStyle_5f_149" style:base-cell-address="'Planejador de Projetos'.S34"/>
      <style:map style:condition="is-true-formula(Plano)" style:apply-style-name="ConditionalStyle_5f_148" style:base-cell-address="'Planejador de Projetos'.S34"/>
      <style:map style:condition="is-true-formula([.S$3]=período_selecionado)" style:apply-style-name="ConditionalStyle_5f_147" style:base-cell-address="'Planejador de Projetos'.S34"/>
      <style:map style:condition="is-true-formula(MOD(COLUMN();2))" style:apply-style-name="ConditionalStyle_5f_146" style:base-cell-address="'Planejador de Projetos'.S34"/>
      <style:map style:condition="is-true-formula(MOD(COLUMN();2)=0)" style:apply-style-name="ConditionalStyle_5f_145" style:base-cell-address="'Planejador de Projetos'.S34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36" style:base-cell-address="'Planejador de Projetos'.S38"/>
      <style:map style:condition="is-true-formula(PercentualConcluídoAlém)" style:apply-style-name="ConditionalStyle_5f_135" style:base-cell-address="'Planejador de Projetos'.S38"/>
      <style:map style:condition="is-true-formula(Real)" style:apply-style-name="ConditionalStyle_5f_134" style:base-cell-address="'Planejador de Projetos'.S38"/>
      <style:map style:condition="is-true-formula(RealAlém)" style:apply-style-name="ConditionalStyle_5f_133" style:base-cell-address="'Planejador de Projetos'.S38"/>
      <style:map style:condition="is-true-formula(Plano)" style:apply-style-name="ConditionalStyle_5f_132" style:base-cell-address="'Planejador de Projetos'.S38"/>
      <style:map style:condition="is-true-formula([.S$3]=período_selecionado)" style:apply-style-name="ConditionalStyle_5f_131" style:base-cell-address="'Planejador de Projetos'.S38"/>
      <style:map style:condition="is-true-formula(MOD(COLUMN();2))" style:apply-style-name="ConditionalStyle_5f_130" style:base-cell-address="'Planejador de Projetos'.S38"/>
      <style:map style:condition="is-true-formula(MOD(COLUMN();2)=0)" style:apply-style-name="ConditionalStyle_5f_129" style:base-cell-address="'Planejador de Projetos'.S38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0" style:base-cell-address="'Planejador de Projetos'.S42"/>
      <style:map style:condition="is-true-formula(PercentualConcluídoAlém)" style:apply-style-name="ConditionalStyle_5f_119" style:base-cell-address="'Planejador de Projetos'.S42"/>
      <style:map style:condition="is-true-formula(Real)" style:apply-style-name="ConditionalStyle_5f_118" style:base-cell-address="'Planejador de Projetos'.S42"/>
      <style:map style:condition="is-true-formula(RealAlém)" style:apply-style-name="ConditionalStyle_5f_117" style:base-cell-address="'Planejador de Projetos'.S42"/>
      <style:map style:condition="is-true-formula(Plano)" style:apply-style-name="ConditionalStyle_5f_116" style:base-cell-address="'Planejador de Projetos'.S42"/>
      <style:map style:condition="is-true-formula([.S$3]=período_selecionado)" style:apply-style-name="ConditionalStyle_5f_115" style:base-cell-address="'Planejador de Projetos'.S42"/>
      <style:map style:condition="is-true-formula(MOD(COLUMN();2))" style:apply-style-name="ConditionalStyle_5f_114" style:base-cell-address="'Planejador de Projetos'.S42"/>
      <style:map style:condition="is-true-formula(MOD(COLUMN();2)=0)" style:apply-style-name="ConditionalStyle_5f_113" style:base-cell-address="'Planejador de Projetos'.S42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0" style:base-cell-address="'Planejador de Projetos'.AH24"/>
      <style:map style:condition="is-true-formula(PercentualConcluídoAlém)" style:apply-style-name="ConditionalStyle_5f_79" style:base-cell-address="'Planejador de Projetos'.AH24"/>
      <style:map style:condition="is-true-formula(Real)" style:apply-style-name="ConditionalStyle_5f_78" style:base-cell-address="'Planejador de Projetos'.AH24"/>
      <style:map style:condition="is-true-formula(RealAlém)" style:apply-style-name="ConditionalStyle_5f_77" style:base-cell-address="'Planejador de Projetos'.AH24"/>
      <style:map style:condition="is-true-formula(Plano)" style:apply-style-name="ConditionalStyle_5f_76" style:base-cell-address="'Planejador de Projetos'.AH24"/>
      <style:map style:condition="is-true-formula([.AH$3]=período_selecionado)" style:apply-style-name="ConditionalStyle_5f_75" style:base-cell-address="'Planejador de Projetos'.AH24"/>
      <style:map style:condition="is-true-formula(MOD(COLUMN();2))" style:apply-style-name="ConditionalStyle_5f_74" style:base-cell-address="'Planejador de Projetos'.AH24"/>
      <style:map style:condition="is-true-formula(MOD(COLUMN();2)=0)" style:apply-style-name="ConditionalStyle_5f_73" style:base-cell-address="'Planejador de Projetos'.AH24"/>
    </style:style>
    <style:style style:name="ce65" style:family="table-cell" style:parent-style-name="Default" style:data-style-name="N0">
      <style:table-cell-properties fo:background-color="#f2f2f2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4" style:base-cell-address="'Planejador de Projetos'.AO30"/>
      <style:map style:condition="is-true-formula(PercentualConcluídoAlém)" style:apply-style-name="ConditionalStyle_5f_23" style:base-cell-address="'Planejador de Projetos'.AO30"/>
      <style:map style:condition="is-true-formula(Real)" style:apply-style-name="ConditionalStyle_5f_22" style:base-cell-address="'Planejador de Projetos'.AO30"/>
      <style:map style:condition="is-true-formula(RealAlém)" style:apply-style-name="ConditionalStyle_5f_21" style:base-cell-address="'Planejador de Projetos'.AO30"/>
      <style:map style:condition="is-true-formula(Plano)" style:apply-style-name="ConditionalStyle_5f_20" style:base-cell-address="'Planejador de Projetos'.AO30"/>
      <style:map style:condition="is-true-formula([.AO$3]=período_selecionado)" style:apply-style-name="ConditionalStyle_5f_19" style:base-cell-address="'Planejador de Projetos'.AO30"/>
      <style:map style:condition="is-true-formula(MOD(COLUMN();2))" style:apply-style-name="ConditionalStyle_5f_18" style:base-cell-address="'Planejador de Projetos'.AO30"/>
      <style:map style:condition="is-true-formula(MOD(COLUMN();2)=0)" style:apply-style-name="ConditionalStyle_5f_17" style:base-cell-address="'Planejador de Projetos'.AO30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72" style:base-cell-address="'Planejador de Projetos'.AO31"/>
      <style:map style:condition="is-true-formula(PercentualConcluídoAlém)" style:apply-style-name="ConditionalStyle_5f_71" style:base-cell-address="'Planejador de Projetos'.AO31"/>
      <style:map style:condition="is-true-formula(Real)" style:apply-style-name="ConditionalStyle_5f_70" style:base-cell-address="'Planejador de Projetos'.AO31"/>
      <style:map style:condition="is-true-formula(RealAlém)" style:apply-style-name="ConditionalStyle_5f_69" style:base-cell-address="'Planejador de Projetos'.AO31"/>
      <style:map style:condition="is-true-formula(Plano)" style:apply-style-name="ConditionalStyle_5f_68" style:base-cell-address="'Planejador de Projetos'.AO31"/>
      <style:map style:condition="is-true-formula([.AO$3]=período_selecionado)" style:apply-style-name="ConditionalStyle_5f_67" style:base-cell-address="'Planejador de Projetos'.AO31"/>
      <style:map style:condition="is-true-formula(MOD(COLUMN();2))" style:apply-style-name="ConditionalStyle_5f_66" style:base-cell-address="'Planejador de Projetos'.AO31"/>
      <style:map style:condition="is-true-formula(MOD(COLUMN();2)=0)" style:apply-style-name="ConditionalStyle_5f_65" style:base-cell-address="'Planejador de Projetos'.AO31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6" style:base-cell-address="'Planejador de Projetos'.AO32"/>
      <style:map style:condition="is-true-formula(PercentualConcluídoAlém)" style:apply-style-name="ConditionalStyle_5f_15" style:base-cell-address="'Planejador de Projetos'.AO32"/>
      <style:map style:condition="is-true-formula(Real)" style:apply-style-name="ConditionalStyle_5f_14" style:base-cell-address="'Planejador de Projetos'.AO32"/>
      <style:map style:condition="is-true-formula(RealAlém)" style:apply-style-name="ConditionalStyle_5f_13" style:base-cell-address="'Planejador de Projetos'.AO32"/>
      <style:map style:condition="is-true-formula(Plano)" style:apply-style-name="ConditionalStyle_5f_12" style:base-cell-address="'Planejador de Projetos'.AO32"/>
      <style:map style:condition="is-true-formula([.AO$3]=período_selecionado)" style:apply-style-name="ConditionalStyle_5f_11" style:base-cell-address="'Planejador de Projetos'.AO32"/>
      <style:map style:condition="is-true-formula(MOD(COLUMN();2))" style:apply-style-name="ConditionalStyle_5f_10" style:base-cell-address="'Planejador de Projetos'.AO32"/>
      <style:map style:condition="is-true-formula(MOD(COLUMN();2)=0)" style:apply-style-name="ConditionalStyle_5f_9" style:base-cell-address="'Planejador de Projetos'.AO32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" style:base-cell-address="'Planejador de Projetos'.AT39"/>
      <style:map style:condition="is-true-formula(PercentualConcluídoAlém)" style:apply-style-name="ConditionalStyle_5f_7" style:base-cell-address="'Planejador de Projetos'.AT39"/>
      <style:map style:condition="is-true-formula(Real)" style:apply-style-name="ConditionalStyle_5f_6" style:base-cell-address="'Planejador de Projetos'.AT39"/>
      <style:map style:condition="is-true-formula(RealAlém)" style:apply-style-name="ConditionalStyle_5f_5" style:base-cell-address="'Planejador de Projetos'.AT39"/>
      <style:map style:condition="is-true-formula(Plano)" style:apply-style-name="ConditionalStyle_5f_4" style:base-cell-address="'Planejador de Projetos'.AT39"/>
      <style:map style:condition="is-true-formula([.AT$3]=período_selecionado)" style:apply-style-name="ConditionalStyle_5f_3" style:base-cell-address="'Planejador de Projetos'.AT39"/>
      <style:map style:condition="is-true-formula(MOD(COLUMN();2))" style:apply-style-name="ConditionalStyle_5f_2" style:base-cell-address="'Planejador de Projetos'.AT39"/>
      <style:map style:condition="is-true-formula(MOD(COLUMN();2)=0)" style:apply-style-name="ConditionalStyle_5f_1" style:base-cell-address="'Planejador de Projetos'.AT3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lanejador de Projetos'.A1">
          <table:help-message table:display="true">
            <text:p>O Planejador de Projetos usa períodos de intervalos. Início=1 é o período de 1, e duração=5 significa que o projeto abrange cinco períodos começando pelo período de início. Insira dados começando em B5 para atualizar o gráfico.</text:p>
          </table:help-message>
          <table:error-message table:message-type="stop" table:display="true"/>
        </table:content-validation>
        <table:content-validation table:name="val2" table:base-cell-address="'Planejador de Projetos'.B1">
          <table:help-message table:display="true">
            <text:p>Título do projeto. Insira um novo título nesta célula. Realce um período em H2. A legenda do gráfico está em J2 a AI2</text:p>
          </table:help-message>
          <table:error-message table:message-type="stop" table:display="true"/>
        </table:content-validation>
        <table:content-validation table:name="val3" table:base-cell-address="'Planejador de Projetos'.B2">
          <table:help-message table:display="true">
            <text:p>Insira a atividade na coluna B, começando na célula B5.</text:p>
          </table:help-message>
          <table:error-message table:message-type="stop" table:display="true"/>
        </table:content-validation>
        <table:content-validation table:name="val4" table:base-cell-address="'Planejador de Projetos'.C2">
          <table:help-message table:display="true">
            <text:p>Insira o período de início real na coluna E, começando na célula E5.</text:p>
          </table:help-message>
          <table:error-message table:message-type="stop" table:display="true"/>
        </table:content-validation>
        <table:content-validation table:name="val5" table:base-cell-address="'Planejador de Projetos'.D2">
          <table:help-message table:display="true">
            <text:p>Insira o período de duração real na coluna F, começando na célula F5.</text:p>
          </table:help-message>
          <table:error-message table:message-type="stop" table:display="true"/>
        </table:content-validation>
        <table:content-validation table:name="val6" table:base-cell-address="'Planejador de Projetos'.H2">
          <table:help-message table:display="true">
            <text:p>Insira a porcentagem concluída do projeto na coluna G, começando na célula G5.</text:p>
          </table:help-message>
          <table:error-message table:message-type="stop" table:display="true"/>
        </table:content-validation>
        <table:content-validation table:name="val7" table:base-cell-address="'Planejador de Projetos'.I2">
          <table:help-message table:display="true">
            <text:p>Os períodos são transformados em gráficos de 1 a 60 iniciando da célula H4 até a célula BO4. </text:p>
          </table:help-message>
          <table:error-message table:message-type="stop" table:display="true"/>
        </table:content-validation>
      </table:content-validations>
      <table:table table:name="Planejador de Proje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8"/>
        <table:table-column table:style-name="co7" table:default-cell-style-name="ce28"/>
        <table:table-column table:style-name="co8" table:default-cell-style-name="ce35"/>
        <table:table-column table:style-name="co9" table:number-columns-repeated="20" table:default-cell-style-name="ce18"/>
        <table:table-column table:style-name="co9" table:number-columns-repeated="40" table:default-cell-style-name="Default"/>
        <table:table-column table:style-name="co10" table:number-columns-repeated="956" table:default-cell-style-name="Default"/>
        <table:table-row table:style-name="ro1">
          <table:table-cell table:content-validation-name="val1"/>
          <table:table-cell table:style-name="ce5" table:content-validation-name="val2" office:value-type="string" calcext:value-type="string">
            <text:p>Projeto: VANT SOS</text:p>
          </table:table-cell>
          <table:table-cell table:style-name="ce13" table:number-columns-repeated="3"/>
          <table:table-cell table:style-name="ce20" table:number-columns-repeated="2"/>
          <table:table-cell table:style-name="ce13"/>
          <table:table-cell table:number-columns-repeated="1016"/>
        </table:table-row>
        <table:table-header-rows>
          <table:table-row table:style-name="ro2">
            <table:table-cell table:style-name="ce1"/>
            <table:table-cell table:style-name="ce6" table:content-validation-name="val3" office:value-type="string" calcext:value-type="string" table:number-columns-spanned="1" table:number-rows-spanned="2">
              <text:p>ATIVIDADE</text:p>
            </table:table-cell>
            <table:table-cell table:style-name="ce14" table:content-validation-name="val4" office:value-type="string" calcext:value-type="string" table:number-columns-spanned="1" table:number-rows-spanned="2">
              <text:p>INÍCIO</text:p>
            </table:table-cell>
            <table:table-cell table:style-name="ce14" table:content-validation-name="val5" office:value-type="string" calcext:value-type="string" table:number-columns-spanned="1" table:number-rows-spanned="2">
              <text:p>DURAÇÃO</text:p>
              <text:p>(Dias)</text:p>
            </table:table-cell>
            <table:table-cell table:style-name="ce14" table:content-validation-name="val5" office:value-type="string" calcext:value-type="string" table:number-columns-spanned="1" table:number-rows-spanned="2">
              <text:p>Predecessoras</text:p>
            </table:table-cell>
            <table:table-cell table:style-name="ce21" table:content-validation-name="val5" office:value-type="string" calcext:value-type="string" table:number-columns-spanned="1" table:number-rows-spanned="2">
              <text:p>Recursos</text:p>
            </table:table-cell>
            <table:table-cell table:style-name="ce21" table:content-validation-name="val5" office:value-type="string" calcext:value-type="string" table:number-columns-spanned="1" table:number-rows-spanned="2">
              <text:p>Custos </text:p>
              <text:p>Reais</text:p>
            </table:table-cell>
            <table:table-cell table:style-name="ce15" table:content-validation-name="val6" office:value-type="string" calcext:value-type="string" table:number-columns-spanned="1" table:number-rows-spanned="2">
              <text:p>% CONCLUÍDA</text:p>
            </table:table-cell>
            <table:table-cell table:style-name="ce36" table:content-validation-name="val7" office:value-type="string" calcext:value-type="string">
              <text:p>PERÍODOS</text:p>
            </table:table-cell>
            <table:table-cell table:style-name="ce49"/>
            <table:table-cell table:style-name="ce50" table:number-columns-repeated="18"/>
            <table:table-cell table:style-name="ce1" table:number-columns-repeated="996"/>
          </table:table-row>
          <table:table-row table:style-name="ro3">
            <table:table-cell/>
            <table:covered-table-cell table:style-name="ce7" table:content-validation-name="val3"/>
            <table:covered-table-cell table:style-name="ce15" table:content-validation-name="val4"/>
            <table:covered-table-cell table:number-columns-repeated="2" table:style-name="ce15" table:content-validation-name="val5"/>
            <table:covered-table-cell table:number-columns-repeated="2" table:style-name="ce22" table:content-validation-name="val5"/>
            <table:covered-table-cell table:style-name="ce15" table:content-validation-name="val6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37" office:value-type="float" office:value="52" calcext:value-type="float">
              <text:p>52</text:p>
            </table:table-cell>
            <table:table-cell table:style-name="ce37" office:value-type="float" office:value="53" calcext:value-type="float">
              <text:p>53</text:p>
            </table:table-cell>
            <table:table-cell table:style-name="ce37" office:value-type="float" office:value="54" calcext:value-type="float">
              <text:p>54</text:p>
            </table:table-cell>
            <table:table-cell table:style-name="ce37" office:value-type="float" office:value="55" calcext:value-type="float">
              <text:p>55</text:p>
            </table:table-cell>
            <table:table-cell table:style-name="ce37" office:value-type="float" office:value="56" calcext:value-type="float">
              <text:p>56</text:p>
            </table:table-cell>
            <table:table-cell table:style-name="ce37" office:value-type="float" office:value="57" calcext:value-type="float">
              <text:p>57</text:p>
            </table:table-cell>
            <table:table-cell table:style-name="ce37" office:value-type="float" office:value="58" calcext:value-type="float">
              <text:p>58</text:p>
            </table:table-cell>
            <table:table-cell table:style-name="ce37" office:value-type="float" office:value="59" calcext:value-type="float">
              <text:p>59</text:p>
            </table:table-cell>
            <table:table-cell table:style-name="ce37" office:value-type="float" office:value="60" calcext:value-type="float">
              <text:p>60</text:p>
            </table:table-cell>
            <table:table-cell table:number-columns-repeated="956"/>
          </table:table-row>
        </table:table-header-rows>
        <table:table-row table:style-name="ro4">
          <table:table-cell table:style-name="ce2"/>
          <table:table-cell table:style-name="ce8" office:value-type="string" calcext:value-type="string">
            <text:p>1. Concepção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23" table:number-columns-repeated="2"/>
          <table:table-cell table:style-name="ce32" office:value-type="percentage" office:value="0" calcext:value-type="percentage">
            <text:p>0%</text:p>
          </table:table-cell>
          <table:table-cell table:style-name="ce38" table:number-columns-repeated="60"/>
          <table:table-cell table:style-name="ce2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1.1 Entender os Requisitos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float" office:value="4" calcext:value-type="float">
              <text:p>4</text:p>
            </table:table-cell>
            <table:table-cell table:style-name="ce17"/>
            <table:table-cell table:style-name="ce24" table:number-columns-repeated="2"/>
            <table:table-cell table:style-name="ce33" office:value-type="percentage" office:value="0" calcext:value-type="percentage">
              <text:p>0%</text:p>
            </table:table-cell>
            <table:table-cell table:style-name="ce39" table:number-columns-repeated="3"/>
            <table:table-cell table:style-name="ce51"/>
            <table:table-cell table:style-name="ce39" table:number-columns-repeated="56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9" office:value-type="string" calcext:value-type="string">
              <text:p>1.2 Analisar os Requisitos</text:p>
            </table:table-cell>
            <table:table-cell table:number-columns-repeated="2" table:style-name="ce17" office:value-type="float" office:value="0" calcext:value-type="float">
              <text:p>0</text:p>
            </table:table-cell>
            <table:table-cell table:style-name="ce17"/>
            <table:table-cell table:style-name="ce24" table:number-columns-repeated="2"/>
            <table:table-cell table:style-name="ce33" office:value-type="percentage" office:value="0" calcext:value-type="percentage">
              <text:p>0%</text:p>
            </table:table-cell>
            <table:table-cell table:style-name="ce39" table:number-columns-repeated="60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10" office:value-type="string" calcext:value-type="string">
                <text:p>1.2.1 Analisar os materiais a serem usados e proposta do projeto</text:p>
              </table:table-cell>
              <table:table-cell table:style-name="ce3" office:value-type="float" office:value="3" calcext:value-type="float">
                <text:p>3</text:p>
              </table:table-cell>
              <table:table-cell table:style-name="ce3" office:value-type="float" office:value="5" calcext:value-type="float">
                <text:p>5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17"/>
              <table:table-cell table:style-name="ce3"/>
              <table:table-cell table:style-name="ce17"/>
              <table:table-cell table:style-name="ce3"/>
              <table:table-cell table:style-name="ce39" table:number-columns-repeated="56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10" office:value-type="string" calcext:value-type="string">
                <text:p>1.2.2 Obter lista de materiais</text:p>
              </table:table-cell>
              <table:table-cell table:style-name="ce3" office:value-type="float" office:value="7" calcext:value-type="float">
                <text:p>7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1.2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39" table:number-columns-repeated="5"/>
              <table:table-cell table:style-name="ce3"/>
              <table:table-cell table:style-name="ce52"/>
              <table:table-cell table:style-name="ce53" table:number-columns-repeated="52"/>
              <table:table-cell table:style-name="ce3" table:number-columns-repeated="957"/>
            </table:table-row>
            <table:table-row table:style-name="ro4">
              <table:table-cell table:style-name="ce3"/>
              <table:table-cell table:style-name="ce10" office:value-type="string" calcext:value-type="string">
                <text:p>1.2.3 Compra dos materiais </text:p>
              </table:table-cell>
              <table:table-cell table:style-name="ce3" office:value-type="float" office:value="8" calcext:value-type="float">
                <text:p>8</text:p>
              </table:table-cell>
              <table:table-cell table:style-name="ce3" office:value-type="float" office:value="3" calcext:value-type="float">
                <text:p>3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500" calcext:value-type="float">
                <text:p><text:s/>R$500,00 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39" table:number-columns-repeated="12"/>
              <table:table-cell table:style-name="ce17"/>
              <table:table-cell table:style-name="ce39" table:number-columns-repeated="47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10" office:value-type="string" calcext:value-type="string">
                <text:p>1.2.4 Definir data de início do projeto</text:p>
              </table:table-cell>
              <table:table-cell table:style-name="ce3" office:value-type="float" office:value="11" calcext:value-type="float">
                <text:p>11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1.2.4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39" table:number-columns-repeated="12"/>
              <table:table-cell table:style-name="ce17"/>
              <table:table-cell table:style-name="ce39" table:number-columns-repeated="47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1.3 Proposta Comercial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0" table:number-columns-repeated="60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10" office:value-type="string" calcext:value-type="string">
              <text:p>1.3.1 Descrição do projeto</text:p>
            </table:table-cell>
            <table:table-cell table:style-name="ce3" office:value-type="float" office:value="12" calcext:value-type="float">
              <text:p>12</text:p>
            </table:table-cell>
            <table:table-cell table:style-name="ce3" office:value-type="float" office:value="3" calcext:value-type="float">
              <text:p>3</text:p>
            </table:table-cell>
            <table:table-cell table:style-name="ce3" office:value-type="string" calcext:value-type="string">
              <text:p>1.2.1</text:p>
            </table:table-cell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0"/>
            <table:table-cell table:style-name="ce3"/>
            <table:table-cell table:style-name="ce17"/>
            <table:table-cell table:style-name="ce3"/>
            <table:table-cell table:style-name="ce40" table:number-columns-repeated="56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10" office:value-type="string" calcext:value-type="string">
                <text:p>1.3.2 Formulação de uma apresentação</text:p>
              </table:table-cell>
              <table:table-cell table:style-name="ce3" office:value-type="float" office:value="15" calcext:value-type="float">
                <text:p>15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1.3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0" table:number-columns-repeated="4"/>
              <table:table-cell table:style-name="ce17"/>
              <table:table-cell table:style-name="ce40" table:number-columns-repeated="55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10" office:value-type="string" calcext:value-type="string">
                <text:p>1.3.3 Demonstração das Funcionalidades</text:p>
              </table:table-cell>
              <table:table-cell table:style-name="ce3" office:value-type="float" office:value="17" calcext:value-type="float">
                <text:p>17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1.3.1 / 1.3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0" table:number-columns-repeated="5"/>
              <table:table-cell table:style-name="ce3"/>
              <table:table-cell table:style-name="ce40" table:number-columns-repeated="54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10"/>
              <table:table-cell table:style-name="ce3" table:number-columns-repeated="3"/>
              <table:table-cell table:style-name="ce25" table:number-columns-repeated="2"/>
              <table:table-cell table:style-name="ce34"/>
              <table:table-cell table:style-name="ce39" table:number-columns-repeated="60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8" office:value-type="string" calcext:value-type="string">
              <text:p>2. Planejamento</text:p>
            </table:table-cell>
            <table:table-cell table:number-columns-repeated="2" table:style-name="ce16" office:value-type="float" office:value="0" calcext:value-type="float">
              <text:p>0</text:p>
            </table:table-cell>
            <table:table-cell table:style-name="ce16"/>
            <table:table-cell table:style-name="ce23" table:number-columns-repeated="2"/>
            <table:table-cell table:style-name="ce32" office:value-type="percentage" office:value="0" calcext:value-type="percentage">
              <text:p>0%</text:p>
            </table:table-cell>
            <table:table-cell table:style-name="ce41" table:number-columns-repeated="10"/>
            <table:table-cell table:style-name="ce43" table:number-columns-repeated="10"/>
            <table:table-cell table:style-name="ce59" table:number-columns-repeated="40"/>
            <table:table-cell table:style-name="ce4" table:number-columns-repeated="3"/>
            <table:table-cell table:style-name="ce3" table:number-columns-repeated="953"/>
          </table:table-row>
        </table:table-row-group>
        <table:table-row table:style-name="ro4">
          <table:table-cell table:style-name="ce4"/>
          <table:table-cell table:style-name="ce9" office:value-type="string" calcext:value-type="string">
            <text:p>2.1 Requisitos Funcionai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style-name="ce24" table:number-columns-repeated="2"/>
          <table:table-cell table:style-name="ce33" office:value-type="percentage" office:value="0" calcext:value-type="percentage">
            <text:p>0%</text:p>
          </table:table-cell>
          <table:table-cell table:style-name="ce42" table:number-columns-repeated="10"/>
          <table:table-cell table:style-name="ce43" table:number-columns-repeated="10"/>
          <table:table-cell table:style-name="ce59" table:number-columns-repeated="40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10" office:value-type="string" calcext:value-type="string">
              <text:p>2.1.1 Analisar os requisitos funcionais</text:p>
            </table:table-cell>
            <table:table-cell table:style-name="ce3" office:value-type="float" office:value="18" calcext:value-type="float">
              <text:p>18</text:p>
            </table:table-cell>
            <table:table-cell table:style-name="ce3" office:value-type="float" office:value="2" calcext:value-type="float">
              <text:p>2</text:p>
            </table:table-cell>
            <table:table-cell table:style-name="ce3" office:value-type="string" calcext:value-type="string">
              <text:p>1.3.1</text:p>
            </table:table-cell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2" table:number-columns-repeated="7"/>
            <table:table-cell table:style-name="ce3"/>
            <table:table-cell table:style-name="ce42" table:number-columns-repeated="2"/>
            <table:table-cell table:style-name="ce43" table:number-columns-repeated="10"/>
            <table:table-cell table:style-name="ce59" table:number-columns-repeated="40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2.1.2 Implementação dos requisitos funcionais</text:p>
              </table:table-cell>
              <table:table-cell table:style-name="ce3" office:value-type="float" office:value="20" calcext:value-type="float">
                <text:p>20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2.1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2" table:number-columns-repeated="7"/>
              <table:table-cell table:style-name="ce3"/>
              <table:table-cell table:style-name="ce17"/>
              <table:table-cell table:style-name="ce3"/>
              <table:table-cell table:style-name="ce55"/>
              <table:table-cell table:style-name="ce54"/>
              <table:table-cell table:style-name="ce43" table:number-columns-repeated="8"/>
              <table:table-cell table:style-name="ce59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2.1.3 Relatórios sobre o funcionamento</text:p>
              </table:table-cell>
              <table:table-cell table:style-name="ce3" office:value-type="float" office:value="21" calcext:value-type="float">
                <text:p>21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2.1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2" table:number-columns-repeated="10"/>
              <table:table-cell table:style-name="ce43" table:number-columns-repeated="2"/>
              <table:table-cell table:style-name="ce55"/>
              <table:table-cell table:style-name="ce54"/>
              <table:table-cell table:style-name="ce55"/>
              <table:table-cell table:style-name="ce54"/>
              <table:table-cell table:style-name="ce55"/>
              <table:table-cell table:style-name="ce54"/>
              <table:table-cell table:style-name="ce55"/>
              <table:table-cell table:style-name="ce43"/>
              <table:table-cell table:style-name="ce59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2 Requisitos Não Funcionais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40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10" office:value-type="string" calcext:value-type="string">
              <text:p>2.2.1 Analisar os requisitos não funcionais</text:p>
            </table:table-cell>
            <table:table-cell table:style-name="ce3" office:value-type="float" office:value="23" calcext:value-type="float">
              <text:p>23</text:p>
            </table:table-cell>
            <table:table-cell table:style-name="ce3" office:value-type="float" office:value="2" calcext:value-type="float">
              <text:p>2</text:p>
            </table:table-cell>
            <table:table-cell table:style-name="ce3" office:value-type="string" calcext:value-type="string">
              <text:p>1.3.1</text:p>
            </table:table-cell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3" table:number-columns-repeated="7"/>
            <table:table-cell table:style-name="ce54"/>
            <table:table-cell table:style-name="ce43" table:number-columns-repeated="12"/>
            <table:table-cell table:style-name="ce59" table:number-columns-repeated="40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2.2.2 Implementação dos requisitos </text:p>
              </table:table-cell>
              <table:table-cell table:style-name="ce3" office:value-type="float" office:value="25" calcext:value-type="float">
                <text:p>25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2.2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7"/>
              <table:table-cell table:style-name="ce54"/>
              <table:table-cell table:style-name="ce55"/>
              <table:table-cell table:style-name="ce54"/>
              <table:table-cell table:style-name="ce55"/>
              <table:table-cell table:style-name="ce54"/>
              <table:table-cell table:style-name="ce43" table:number-columns-repeated="8"/>
              <table:table-cell table:style-name="ce59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2.2.3 Relatórios sobre o funcionamento</text:p>
              </table:table-cell>
              <table:table-cell table:style-name="ce3" office:value-type="float" office:value="26" calcext:value-type="float">
                <text:p>26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2.2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5"/>
              <table:table-cell table:style-name="ce64"/>
              <table:table-cell table:style-name="ce65"/>
              <table:table-cell table:style-name="ce59" table:number-columns-repeated="33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3 Requisitos de Infraestrutura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40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10" office:value-type="string" calcext:value-type="string">
              <text:p>2.3.1 Analisar os requisitos de infraestrutura</text:p>
            </table:table-cell>
            <table:table-cell table:style-name="ce3" office:value-type="float" office:value="27" calcext:value-type="float">
              <text:p>27</text:p>
            </table:table-cell>
            <table:table-cell table:style-name="ce3" office:value-type="float" office:value="2" calcext:value-type="float">
              <text:p>2</text:p>
            </table:table-cell>
            <table:table-cell table:style-name="ce3" office:value-type="string" calcext:value-type="string">
              <text:p>1.3.1</text:p>
            </table:table-cell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3" table:number-columns-repeated="8"/>
            <table:table-cell table:style-name="ce55"/>
            <table:table-cell table:style-name="ce43" table:number-columns-repeated="11"/>
            <table:table-cell table:style-name="ce59" table:number-columns-repeated="40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2.3.2 Adequar todos requisitos nas etapas de desenvolvimento</text:p>
              </table:table-cell>
              <table:table-cell table:style-name="ce3" office:value-type="float" office:value="28" calcext:value-type="float">
                <text:p>28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2.3.1</text:p>
              </table:table-cell>
              <table:table-cell table:style-name="ce25" office:value-type="string" calcext:value-type="string">
                <text:p>Fornecedor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9"/>
              <table:table-cell table:style-name="ce54"/>
              <table:table-cell table:style-name="ce55"/>
              <table:table-cell table:style-name="ce54"/>
              <table:table-cell table:style-name="ce55"/>
              <table:table-cell table:style-name="ce54"/>
              <table:table-cell table:style-name="ce43" table:number-columns-repeated="6"/>
              <table:table-cell table:style-name="ce59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2.3.3 Implementar no projeto</text:p>
              </table:table-cell>
              <table:table-cell table:style-name="ce3" office:value-type="float" office:value="29" calcext:value-type="float">
                <text:p>29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2.3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11"/>
              <table:table-cell table:style-name="ce4"/>
              <table:table-cell table:style-name="ce65"/>
              <table:table-cell table:style-name="ce59" table:number-columns-repeated="27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2.3.4 Relatórios sobre o funcionamento e estabilidade</text:p>
              </table:table-cell>
              <table:table-cell table:style-name="ce3" office:value-type="float" office:value="31" calcext:value-type="float">
                <text:p>31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2.3.3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13"/>
              <table:table-cell table:style-name="ce4"/>
              <table:table-cell table:style-name="ce65"/>
              <table:table-cell table:style-name="ce59" table:number-columns-repeated="25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4 Prototipação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12"/>
              <table:table-cell table:style-name="ce66"/>
              <table:table-cell table:style-name="ce59" table:number-columns-repeated="27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10" office:value-type="string" calcext:value-type="string">
              <text:p>2.4.1 Configuração de Software</text:p>
            </table:table-cell>
            <table:table-cell table:style-name="ce3" office:value-type="float" office:value="33" calcext:value-type="float">
              <text:p>33</text:p>
            </table:table-cell>
            <table:table-cell table:style-name="ce3" office:value-type="float" office:value="1" calcext:value-type="float">
              <text:p>1</text:p>
            </table:table-cell>
            <table:table-cell table:style-name="ce3"/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3" table:number-columns-repeated="20"/>
            <table:table-cell table:style-name="ce59" table:number-columns-repeated="12"/>
            <table:table-cell table:style-name="ce67"/>
            <table:table-cell table:style-name="ce59" table:number-columns-repeated="27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2.4.2 Adaptação do VANT</text:p>
              </table:table-cell>
              <table:table-cell table:style-name="ce3" office:value-type="float" office:value="33" calcext:value-type="float">
                <text:p>33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2.4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12"/>
              <table:table-cell table:style-name="ce68"/>
              <table:table-cell table:style-name="ce59" table:number-columns-repeated="27"/>
              <table:table-cell table:style-name="ce4" table:number-columns-repeated="956"/>
            </table:table-row>
            <table:table-row table:style-name="ro4">
              <table:table-cell table:style-name="ce4"/>
              <table:table-cell table:number-columns-repeated="4"/>
              <table:table-cell table:style-name="ce25"/>
              <table:table-cell table:number-columns-repeated="2"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44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/>
              <table:table-cell table:style-name="ce60"/>
              <table:table-cell table:number-columns-repeated="4"/>
              <table:table-cell table:style-name="ce4" table:number-columns-repeated="953"/>
            </table:table-row>
          </table:table-row-group>
        </table:table-row-group>
        <table:table-row table:style-name="ro5">
          <table:table-cell/>
          <table:table-cell table:style-name="ce8" office:value-type="string" calcext:value-type="string">
            <text:p>3. Desenvolvimento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23" table:number-columns-repeated="2"/>
          <table:table-cell table:style-name="ce32" office:value-type="percentage" office:value="0" calcext:value-type="percentage">
            <text:p>0%</text:p>
          </table:table-cell>
          <table:table-cell table:style-name="ce45" table:number-columns-repeated="10"/>
          <table:table-cell table:style-name="ce56" table:number-columns-repeated="10"/>
          <table:table-cell table:style-name="ce61" table:number-columns-repeated="40"/>
          <table:table-cell table:style-name="ce4" table:number-columns-repeated="3"/>
          <table:table-cell table:number-columns-repeated="953"/>
        </table:table-row>
        <table:table-row table:style-name="ro4">
          <table:table-cell table:style-name="ce4"/>
          <table:table-cell table:style-name="ce9" office:value-type="string" calcext:value-type="string">
            <text:p>3.1 Designer do Protótipo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style-name="ce24" table:number-columns-repeated="2"/>
          <table:table-cell table:style-name="ce33" office:value-type="percentage" office:value="0" calcext:value-type="percentage">
            <text:p>0%</text:p>
          </table:table-cell>
          <table:table-cell table:style-name="ce46" table:number-columns-repeated="10"/>
          <table:table-cell table:style-name="ce56" table:number-columns-repeated="10"/>
          <table:table-cell table:style-name="ce61" table:number-columns-repeated="40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10" office:value-type="string" calcext:value-type="string">
              <text:p>3.1.1 Pesquisar modelos para construção</text:p>
            </table:table-cell>
            <table:table-cell table:style-name="ce3" office:value-type="float" office:value="34" calcext:value-type="float">
              <text:p>34</text:p>
            </table:table-cell>
            <table:table-cell table:style-name="ce3" office:value-type="float" office:value="1" calcext:value-type="float">
              <text:p>1</text:p>
            </table:table-cell>
            <table:table-cell table:style-name="ce3"/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6" table:number-columns-repeated="10"/>
            <table:table-cell table:style-name="ce56" table:number-columns-repeated="10"/>
            <table:table-cell table:style-name="ce61" table:number-columns-repeated="5"/>
            <table:table-cell table:style-name="ce4"/>
            <table:table-cell table:style-name="ce61" table:number-columns-repeated="34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3.1.2 Procurar materiais para construção do molde</text:p>
              </table:table-cell>
              <table:table-cell table:style-name="ce3" office:value-type="float" office:value="35" calcext:value-type="float">
                <text:p>35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3.1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150" calcext:value-type="float">
                <text:p><text:s/>R$150,00 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6" table:number-columns-repeated="10"/>
              <table:table-cell table:style-name="ce56" table:number-columns-repeated="10"/>
              <table:table-cell table:style-name="ce61" table:number-columns-repeated="7"/>
              <table:table-cell table:style-name="ce4"/>
              <table:table-cell table:style-name="ce61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3.2 Criar Aplicativo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7" table:number-columns-repeated="10"/>
              <table:table-cell table:style-name="ce62" table:number-columns-repeated="40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10" office:value-type="string" calcext:value-type="string">
              <text:p>3.2.1 Criar interface para interação</text:p>
            </table:table-cell>
            <table:table-cell table:style-name="ce3" office:value-type="float" office:value="36" calcext:value-type="float">
              <text:p>36</text:p>
            </table:table-cell>
            <table:table-cell table:style-name="ce3" office:value-type="float" office:value="3" calcext:value-type="float">
              <text:p>3</text:p>
            </table:table-cell>
            <table:table-cell table:style-name="ce3"/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7" table:number-columns-repeated="10"/>
            <table:table-cell table:style-name="ce57" table:number-columns-repeated="10"/>
            <table:table-cell table:style-name="ce62" table:number-columns-repeated="17"/>
            <table:table-cell table:style-name="ce69"/>
            <table:table-cell table:style-name="ce62" table:number-columns-repeated="22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3.2.2 Implementar todas as funcionalidades </text:p>
              </table:table-cell>
              <table:table-cell table:style-name="ce3" office:value-type="float" office:value="39" calcext:value-type="float">
                <text:p>39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2.1.1 / 2.2.1 / 2.3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7" table:number-columns-repeated="10"/>
              <table:table-cell table:style-name="ce62" table:number-columns-repeated="17"/>
              <table:table-cell table:style-name="ce4"/>
              <table:table-cell table:style-name="ce62" table:number-columns-repeated="2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2.3 Testar todas opções presentes no app</text:p>
              </table:table-cell>
              <table:table-cell table:style-name="ce3" office:value-type="float" office:value="40" calcext:value-type="float">
                <text:p>40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3.2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7" table:number-columns-repeated="10"/>
              <table:table-cell table:style-name="ce62" table:number-columns-repeated="17"/>
              <table:table-cell table:style-name="ce4"/>
              <table:table-cell table:style-name="ce62" table:number-columns-repeated="2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3.3 Setup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17"/>
              <table:table-cell table:style-name="ce4"/>
              <table:table-cell table:style-name="ce63" table:number-columns-repeated="22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10" office:value-type="string" calcext:value-type="string">
              <text:p>3.3.1 Terminar todas as ferramentas e equipamentos utilizados</text:p>
            </table:table-cell>
            <table:table-cell table:style-name="ce3" office:value-type="float" office:value="41" calcext:value-type="float">
              <text:p>41</text:p>
            </table:table-cell>
            <table:table-cell table:style-name="ce3" office:value-type="float" office:value="1" calcext:value-type="float">
              <text:p>1</text:p>
            </table:table-cell>
            <table:table-cell table:style-name="ce3" office:value-type="string" calcext:value-type="string">
              <text:p>3.1.2 / 1.2.4</text:p>
            </table:table-cell>
            <table:table-cell table:style-name="ce25" office:value-type="string" calcext:value-type="string">
              <text:p>Proprietário</text:p>
            </table:table-cell>
            <table:table-cell table:style-name="ce29" office:value-type="float" office:value="0" calcext:value-type="float">
              <text:p><text:s/>R$- <text:s text:c="2"/></text:p>
            </table:table-cell>
            <table:table-cell table:style-name="ce34" office:value-type="percentage" office:value="0" calcext:value-type="percentage">
              <text:p>0%</text:p>
            </table:table-cell>
            <table:table-cell table:style-name="ce48" table:number-columns-repeated="10"/>
            <table:table-cell table:style-name="ce58" table:number-columns-repeated="10"/>
            <table:table-cell table:style-name="ce63" table:number-columns-repeated="17"/>
            <table:table-cell table:style-name="ce4"/>
            <table:table-cell table:style-name="ce63" table:number-columns-repeated="22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10" office:value-type="string" calcext:value-type="string">
                <text:p>3.3.2 Determinar processo de montagem</text:p>
              </table:table-cell>
              <table:table-cell table:style-name="ce3" office:value-type="float" office:value="41" calcext:value-type="float">
                <text:p>41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3.1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18"/>
              <table:table-cell table:style-name="ce65"/>
              <table:table-cell table:style-name="ce63" table:number-columns-repeated="21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3.3 Montagem</text:p>
              </table:table-cell>
              <table:table-cell table:style-name="ce3" office:value-type="float" office:value="43" calcext:value-type="float">
                <text:p>43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3.3.2</text:p>
              </table:table-cell>
              <table:table-cell table:style-name="ce25"/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18"/>
              <table:table-cell table:style-name="ce65"/>
              <table:table-cell table:style-name="ce63" table:number-columns-repeated="21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3.4 Analisar desempenho do modelo</text:p>
              </table:table-cell>
              <table:table-cell table:style-name="ce3" office:value-type="float" office:value="43" calcext:value-type="float">
                <text:p>43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3.3.3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19"/>
              <table:table-cell table:style-name="ce4"/>
              <table:table-cell table:style-name="ce63" table:number-columns-repeated="2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3.4 Codificação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/>
              <table:table-cell table:style-name="ce30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4.1 Programação do projeto</text:p>
              </table:table-cell>
              <table:table-cell table:style-name="ce3" office:value-type="float" office:value="44" calcext:value-type="float">
                <text:p>44</text:p>
              </table:table-cell>
              <table:table-cell table:style-name="ce3" office:value-type="float" office:value="3" calcext:value-type="float">
                <text:p>3</text:p>
              </table:table-cell>
              <table:table-cell table:style-name="ce3" office:value-type="string" calcext:value-type="string">
                <text:p>1.2.4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4.2 Implementação dos códigos para o hardware</text:p>
              </table:table-cell>
              <table:table-cell table:style-name="ce3" office:value-type="float" office:value="47" calcext:value-type="float">
                <text:p>47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 office:value-type="string" calcext:value-type="string">
                <text:p>3.4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3.5 Testes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/>
              <table:table-cell table:style-name="ce30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5.1 Realizar testes em todas etapas</text:p>
              </table:table-cell>
              <table:table-cell table:style-name="ce3" office:value-type="float" office:value="48" calcext:value-type="float">
                <text:p>48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5.2 Realizar testes de desempenho</text:p>
              </table:table-cell>
              <table:table-cell table:style-name="ce3" office:value-type="float" office:value="48" calcext:value-type="float">
                <text:p>48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3.6 Relatórios</text:p>
              </table:table-cell>
              <table:table-cell table:number-columns-repeated="2" table:style-name="ce17" office:value-type="float" office:value="0" calcext:value-type="float">
                <text:p>0</text:p>
              </table:table-cell>
              <table:table-cell table:style-name="ce17"/>
              <table:table-cell table:style-name="ce24"/>
              <table:table-cell table:style-name="ce30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6.1 Arquivar todos os relatórios das etapas</text:p>
              </table:table-cell>
              <table:table-cell table:style-name="ce3" office:value-type="float" office:value="49" calcext:value-type="float">
                <text:p>49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6.2 Fazer relatórios para analise de erros</text:p>
              </table:table-cell>
              <table:table-cell table:style-name="ce3" office:value-type="float" office:value="50" calcext:value-type="float">
                <text:p>50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3.6.1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3.6.3 Analisar os erros e corrigi-los</text:p>
              </table:table-cell>
              <table:table-cell table:style-name="ce3" office:value-type="float" office:value="52" calcext:value-type="float">
                <text:p>52</text:p>
              </table:table-cell>
              <table:table-cell table:style-name="ce3" office:value-type="float" office:value="2" calcext:value-type="float">
                <text:p>2</text:p>
              </table:table-cell>
              <table:table-cell table:style-name="ce3" office:value-type="string" calcext:value-type="string">
                <text:p>3.6.2</text:p>
              </table:table-cell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/>
              <table:table-cell table:style-name="ce3" table:number-columns-repeated="3"/>
              <table:table-cell table:style-name="ce25"/>
              <table:table-cell table:style-name="ce29"/>
              <table:table-cell table:style-name="ce34"/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2" office:value-type="string" calcext:value-type="string">
                <text:p>4. Implementação </text:p>
              </table:table-cell>
              <table:table-cell table:number-columns-repeated="2" table:style-name="ce19" office:value-type="float" office:value="0" calcext:value-type="float">
                <text:p>0</text:p>
              </table:table-cell>
              <table:table-cell table:style-name="ce19"/>
              <table:table-cell table:style-name="ce26" table:number-columns-repeated="2"/>
              <table:table-cell table:style-name="ce32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4.1 Implementação Teste</text:p>
              </table:table-cell>
              <table:table-cell table:style-name="ce17" office:value-type="float" office:value="54" calcext:value-type="float">
                <text:p>54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10" office:value-type="string" calcext:value-type="string">
                <text:p>4.1.1 Analisar procedência</text:p>
              </table:table-cell>
              <table:table-cell table:style-name="ce3" office:value-type="float" office:value="55" calcext:value-type="float">
                <text:p>55</text:p>
              </table:table-cell>
              <table:table-cell table:style-name="ce3" office:value-type="float" office:value="1" calcext:value-type="float">
                <text:p>1</text:p>
              </table:table-cell>
              <table:table-cell table:style-name="ce3"/>
              <table:table-cell table:style-name="ce25" office:value-type="string" calcext:value-type="string">
                <text:p>Proprietário</text:p>
              </table:table-cell>
              <table:table-cell table:style-name="ce29" office:value-type="float" office:value="0" calcext:value-type="float">
                <text:p><text:s/>R$- <text:s text:c="2"/></text:p>
              </table:table-cell>
              <table:table-cell table:style-name="ce34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4.2 Treinamento do Usuário</text:p>
              </table:table-cell>
              <table:table-cell table:style-name="ce17" office:value-type="float" office:value="56" calcext:value-type="float">
                <text:p>5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8" table:number-columns-repeated="10"/>
              <table:table-cell table:style-name="ce58" table:number-columns-repeated="10"/>
              <table:table-cell table:style-name="ce63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4.3 Suporte ao Usuário</text:p>
              </table:table-cell>
              <table:table-cell table:style-name="ce17" office:value-type="float" office:value="57" calcext:value-type="float">
                <text:p>57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/>
              <table:table-cell table:style-name="ce24" table:number-columns-repeated="2"/>
              <table:table-cell table:style-name="ce33" office:value-type="percentage" office:value="0" calcext:value-type="percentage">
                <text:p>0%</text:p>
              </table:table-cell>
              <table:table-cell table:style-name="ce43" table:number-columns-repeated="20"/>
              <table:table-cell table:style-name="ce59" table:number-columns-repeated="40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number-columns-repeated="4"/>
            <table:table-cell table:style-name="ce27" office:value-type="string" calcext:value-type="string">
              <text:p>CUSTO TOTAL OBRA</text:p>
            </table:table-cell>
            <table:table-cell table:style-name="ce31" table:formula="of:=SUM([.G4:.G46])" office:value-type="float" office:value="650" calcext:value-type="float">
              <text:p><text:s/>R$650,00 </text:p>
            </table:table-cell>
            <table:table-cell table:number-columns-repeated="9"/>
            <table:table-cell table:style-name="ce54"/>
            <table:table-cell table:number-columns-repeated="54"/>
            <table:table-cell table:style-name="ce4" table:number-columns-repeated="953"/>
          </table:table-row>
        </table:table-row-group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'Planejador de Projetos'.$A$1" table:cell-range-address="$'Planejador de Projetos'.$A$2:.$AMJ$3" table:range-usable-as="repeat-column repeat-row"/>
        </table:named-expressions>
        <calcext:conditional-formats>
          <calcext:conditional-format calcext:target-range-address="'Planejador de Projetos'.S16:'Planejador de Projetos'.BP18 'Planejador de Projetos'.I62:'Planejador de Projetos'.BP62 'Planejador de Projetos'.I15:'Planejador de Projetos'.BP15 'Planejador de Projetos'.I21:'Planejador de Projetos'.BP21 'Planejador de Projetos'.I8:'Planejador de Projetos'.M8 'Planejador de Projetos'.I4:'Planejador de Projetos'.BP4 'Planejador de Projetos'.I5:'Planejador de Projetos'.K5 'Planejador de Projetos'.M5:'Planejador de Projetos'.BP5 'Planejador de Projetos'.I29:'Planejador de Projetos'.AO29 'Planejador de Projetos'.AR29:'Planejador de Projetos'.BP29 'Planejador de Projetos'.I28:'Planejador de Projetos'.AM28 'Planejador de Projetos'.I25:'Planejador de Projetos'.BP25 'Planejador de Projetos'.I24:'Planejador de Projetos'.AG24 'Planejador de Projetos'.AJ24:'Planejador de Projetos'.BP24 'Planejador de Projetos'.I27:'Planejador de Projetos'.Q27 'Planejador de Projetos'.W27:'Planejador de Projetos'.BP27 'Planejador de Projetos'.I26:'Planejador de Projetos'.P26 'Planejador de Projetos'.R26:'Planejador de Projetos'.BP26 'Planejador de Projetos'.U23:'Planejador de Projetos'.BP23 'Planejador de Projetos'.I22:'Planejador de Projetos'.O23 'Planejador de Projetos'.S20:'Planejador de Projetos'.T20 'Planejador de Projetos'.AB20:'Planejador de Projetos'.BP20 'Planejador de Projetos'.U19:'Planejador de Projetos'.BP19 'Planejador de Projetos'.V9:'Planejador de Projetos'.BP10 'Planejador de Projetos'.I6:'Planejador de Projetos'.BP6 'Planejador de Projetos'.M7:'Planejador de Projetos'.BP7 'Planejador de Projetos'.I9:'Planejador de Projetos'.T10 'Planejador de Projetos'.Q22:'Planejador de Projetos'.BP22 'Planejador de Projetos'.AP30:'Planejador de Projetos'.BP32 'Planejador de Projetos'.AP28:'Planejador de Projetos'.BP28 'Planejador de Projetos'.I30:'Planejador de Projetos'.AN32">
            <calcext:condition calcext:apply-style-name="ConditionalStyle_177" calcext:value="formula-is(PercentualConcluído)" calcext:base-cell-address="'Planejador de Projetos'.I4"/>
            <calcext:condition calcext:apply-style-name="ConditionalStyle_176" calcext:value="formula-is(PercentualConcluídoAlém)" calcext:base-cell-address="'Planejador de Projetos'.I4"/>
            <calcext:condition calcext:apply-style-name="ConditionalStyle_175" calcext:value="formula-is(Real)" calcext:base-cell-address="'Planejador de Projetos'.I4"/>
            <calcext:condition calcext:apply-style-name="ConditionalStyle_174" calcext:value="formula-is(RealAlém)" calcext:base-cell-address="'Planejador de Projetos'.I4"/>
            <calcext:condition calcext:apply-style-name="ConditionalStyle_173" calcext:value="formula-is(Plano)" calcext:base-cell-address="'Planejador de Projetos'.I4"/>
            <calcext:condition calcext:apply-style-name="ConditionalStyle_172" calcext:value="formula-is([.I$3]=período_selecionado)" calcext:base-cell-address="'Planejador de Projetos'.I4"/>
            <calcext:condition calcext:apply-style-name="ConditionalStyle_171" calcext:value="formula-is(MOD(COLUMN();2))" calcext:base-cell-address="'Planejador de Projetos'.I4"/>
            <calcext:condition calcext:apply-style-name="ConditionalStyle_170" calcext:value="formula-is(MOD(COLUMN();2)=0)" calcext:base-cell-address="'Planejador de Projetos'.I4"/>
          </calcext:conditional-format>
          <calcext:conditional-format calcext:target-range-address="'Planejador de Projetos'.I3:'Planejador de Projetos'.BP3">
            <calcext:condition calcext:apply-style-name="ConditionalStyle_169" calcext:value="formula-is([.I$3]=período_selecionado)" calcext:base-cell-address="'Planejador de Projetos'.I3"/>
          </calcext:conditional-format>
          <calcext:conditional-format calcext:target-range-address="'Planejador de Projetos'.I16:'Planejador de Projetos'.R17 'Planejador de Projetos'.I20:'Planejador de Projetos'.R20 'Planejador de Projetos'.I18:'Planejador de Projetos'.O19 'Planejador de Projetos'.Q18:'Planejador de Projetos'.R18">
            <calcext:condition calcext:apply-style-name="ConditionalStyle_168" calcext:value="formula-is(PercentualConcluído)" calcext:base-cell-address="'Planejador de Projetos'.I16"/>
            <calcext:condition calcext:apply-style-name="ConditionalStyle_167" calcext:value="formula-is(PercentualConcluídoAlém)" calcext:base-cell-address="'Planejador de Projetos'.I16"/>
            <calcext:condition calcext:apply-style-name="ConditionalStyle_166" calcext:value="formula-is(Real)" calcext:base-cell-address="'Planejador de Projetos'.I16"/>
            <calcext:condition calcext:apply-style-name="ConditionalStyle_165" calcext:value="formula-is(RealAlém)" calcext:base-cell-address="'Planejador de Projetos'.I16"/>
            <calcext:condition calcext:apply-style-name="ConditionalStyle_164" calcext:value="formula-is(Plano)" calcext:base-cell-address="'Planejador de Projetos'.I16"/>
            <calcext:condition calcext:apply-style-name="ConditionalStyle_163" calcext:value="formula-is([.I$3]=período_selecionado)" calcext:base-cell-address="'Planejador de Projetos'.I16"/>
            <calcext:condition calcext:apply-style-name="ConditionalStyle_162" calcext:value="formula-is(MOD(COLUMN();2))" calcext:base-cell-address="'Planejador de Projetos'.I16"/>
            <calcext:condition calcext:apply-style-name="ConditionalStyle_161" calcext:value="formula-is(MOD(COLUMN();2)=0)" calcext:base-cell-address="'Planejador de Projetos'.I16"/>
          </calcext:conditional-format>
          <calcext:conditional-format calcext:target-range-address="'Planejador de Projetos'.I11:'Planejador de Projetos'.BP11 'Planejador de Projetos'.I14:'Planejador de Projetos'.M14 'Planejador de Projetos'.O14:'Planejador de Projetos'.BP14 'Planejador de Projetos'.I13:'Planejador de Projetos'.L13 'Planejador de Projetos'.N13:'Planejador de Projetos'.BP13 'Planejador de Projetos'.I12:'Planejador de Projetos'.I12 'Planejador de Projetos'.M12:'Planejador de Projetos'.BP12">
            <calcext:condition calcext:apply-style-name="ConditionalStyle_160" calcext:value="formula-is(PercentualConcluído)" calcext:base-cell-address="'Planejador de Projetos'.I11"/>
            <calcext:condition calcext:apply-style-name="ConditionalStyle_159" calcext:value="formula-is(PercentualConcluídoAlém)" calcext:base-cell-address="'Planejador de Projetos'.I11"/>
            <calcext:condition calcext:apply-style-name="ConditionalStyle_158" calcext:value="formula-is(Real)" calcext:base-cell-address="'Planejador de Projetos'.I11"/>
            <calcext:condition calcext:apply-style-name="ConditionalStyle_157" calcext:value="formula-is(RealAlém)" calcext:base-cell-address="'Planejador de Projetos'.I11"/>
            <calcext:condition calcext:apply-style-name="ConditionalStyle_156" calcext:value="formula-is(Plano)" calcext:base-cell-address="'Planejador de Projetos'.I11"/>
            <calcext:condition calcext:apply-style-name="ConditionalStyle_155" calcext:value="formula-is([.I$3]=período_selecionado)" calcext:base-cell-address="'Planejador de Projetos'.I11"/>
            <calcext:condition calcext:apply-style-name="ConditionalStyle_154" calcext:value="formula-is(MOD(COLUMN();2))" calcext:base-cell-address="'Planejador de Projetos'.I11"/>
            <calcext:condition calcext:apply-style-name="ConditionalStyle_153" calcext:value="formula-is(MOD(COLUMN();2)=0)" calcext:base-cell-address="'Planejador de Projetos'.I11"/>
          </calcext:conditional-format>
          <calcext:conditional-format calcext:target-range-address="'Planejador de Projetos'.S34:'Planejador de Projetos'.BP35 'Planejador de Projetos'.S37:'Planejador de Projetos'.AI37 'Planejador de Projetos'.AK37:'Planejador de Projetos'.BP37 'Planejador de Projetos'.S36:'Planejador de Projetos'.AG36 'Planejador de Projetos'.AI36:'Planejador de Projetos'.BP36">
            <calcext:condition calcext:apply-style-name="ConditionalStyle_152" calcext:value="formula-is(PercentualConcluído)" calcext:base-cell-address="'Planejador de Projetos'.S34"/>
            <calcext:condition calcext:apply-style-name="ConditionalStyle_151" calcext:value="formula-is(PercentualConcluídoAlém)" calcext:base-cell-address="'Planejador de Projetos'.S34"/>
            <calcext:condition calcext:apply-style-name="ConditionalStyle_150" calcext:value="formula-is(Real)" calcext:base-cell-address="'Planejador de Projetos'.S34"/>
            <calcext:condition calcext:apply-style-name="ConditionalStyle_149" calcext:value="formula-is(RealAlém)" calcext:base-cell-address="'Planejador de Projetos'.S34"/>
            <calcext:condition calcext:apply-style-name="ConditionalStyle_148" calcext:value="formula-is(Plano)" calcext:base-cell-address="'Planejador de Projetos'.S34"/>
            <calcext:condition calcext:apply-style-name="ConditionalStyle_147" calcext:value="formula-is([.S$3]=período_selecionado)" calcext:base-cell-address="'Planejador de Projetos'.S34"/>
            <calcext:condition calcext:apply-style-name="ConditionalStyle_146" calcext:value="formula-is(MOD(COLUMN();2))" calcext:base-cell-address="'Planejador de Projetos'.S34"/>
            <calcext:condition calcext:apply-style-name="ConditionalStyle_145" calcext:value="formula-is(MOD(COLUMN();2)=0)" calcext:base-cell-address="'Planejador de Projetos'.S34"/>
          </calcext:conditional-format>
          <calcext:conditional-format calcext:target-range-address="'Planejador de Projetos'.I34:'Planejador de Projetos'.R37">
            <calcext:condition calcext:apply-style-name="ConditionalStyle_144" calcext:value="formula-is(PercentualConcluído)" calcext:base-cell-address="'Planejador de Projetos'.I34"/>
            <calcext:condition calcext:apply-style-name="ConditionalStyle_143" calcext:value="formula-is(PercentualConcluídoAlém)" calcext:base-cell-address="'Planejador de Projetos'.I34"/>
            <calcext:condition calcext:apply-style-name="ConditionalStyle_142" calcext:value="formula-is(Real)" calcext:base-cell-address="'Planejador de Projetos'.I34"/>
            <calcext:condition calcext:apply-style-name="ConditionalStyle_141" calcext:value="formula-is(RealAlém)" calcext:base-cell-address="'Planejador de Projetos'.I34"/>
            <calcext:condition calcext:apply-style-name="ConditionalStyle_140" calcext:value="formula-is(Plano)" calcext:base-cell-address="'Planejador de Projetos'.I34"/>
            <calcext:condition calcext:apply-style-name="ConditionalStyle_139" calcext:value="formula-is([.I$3]=período_selecionado)" calcext:base-cell-address="'Planejador de Projetos'.I34"/>
            <calcext:condition calcext:apply-style-name="ConditionalStyle_138" calcext:value="formula-is(MOD(COLUMN();2))" calcext:base-cell-address="'Planejador de Projetos'.I34"/>
            <calcext:condition calcext:apply-style-name="ConditionalStyle_137" calcext:value="formula-is(MOD(COLUMN();2)=0)" calcext:base-cell-address="'Planejador de Projetos'.I34"/>
          </calcext:conditional-format>
          <calcext:conditional-format calcext:target-range-address="'Planejador de Projetos'.S38:'Planejador de Projetos'.BP38 'Planejador de Projetos'.S39:'Planejador de Projetos'.AS41 'Planejador de Projetos'.AU39:'Planejador de Projetos'.BP41">
            <calcext:condition calcext:apply-style-name="ConditionalStyle_136" calcext:value="formula-is(PercentualConcluído)" calcext:base-cell-address="'Planejador de Projetos'.S38"/>
            <calcext:condition calcext:apply-style-name="ConditionalStyle_135" calcext:value="formula-is(PercentualConcluídoAlém)" calcext:base-cell-address="'Planejador de Projetos'.S38"/>
            <calcext:condition calcext:apply-style-name="ConditionalStyle_134" calcext:value="formula-is(Real)" calcext:base-cell-address="'Planejador de Projetos'.S38"/>
            <calcext:condition calcext:apply-style-name="ConditionalStyle_133" calcext:value="formula-is(RealAlém)" calcext:base-cell-address="'Planejador de Projetos'.S38"/>
            <calcext:condition calcext:apply-style-name="ConditionalStyle_132" calcext:value="formula-is(Plano)" calcext:base-cell-address="'Planejador de Projetos'.S38"/>
            <calcext:condition calcext:apply-style-name="ConditionalStyle_131" calcext:value="formula-is([.S$3]=período_selecionado)" calcext:base-cell-address="'Planejador de Projetos'.S38"/>
            <calcext:condition calcext:apply-style-name="ConditionalStyle_130" calcext:value="formula-is(MOD(COLUMN();2))" calcext:base-cell-address="'Planejador de Projetos'.S38"/>
            <calcext:condition calcext:apply-style-name="ConditionalStyle_129" calcext:value="formula-is(MOD(COLUMN();2)=0)" calcext:base-cell-address="'Planejador de Projetos'.S38"/>
          </calcext:conditional-format>
          <calcext:conditional-format calcext:target-range-address="'Planejador de Projetos'.I38:'Planejador de Projetos'.R41">
            <calcext:condition calcext:apply-style-name="ConditionalStyle_128" calcext:value="formula-is(PercentualConcluído)" calcext:base-cell-address="'Planejador de Projetos'.I38"/>
            <calcext:condition calcext:apply-style-name="ConditionalStyle_127" calcext:value="formula-is(PercentualConcluídoAlém)" calcext:base-cell-address="'Planejador de Projetos'.I38"/>
            <calcext:condition calcext:apply-style-name="ConditionalStyle_126" calcext:value="formula-is(Real)" calcext:base-cell-address="'Planejador de Projetos'.I38"/>
            <calcext:condition calcext:apply-style-name="ConditionalStyle_125" calcext:value="formula-is(RealAlém)" calcext:base-cell-address="'Planejador de Projetos'.I38"/>
            <calcext:condition calcext:apply-style-name="ConditionalStyle_124" calcext:value="formula-is(Plano)" calcext:base-cell-address="'Planejador de Projetos'.I38"/>
            <calcext:condition calcext:apply-style-name="ConditionalStyle_123" calcext:value="formula-is([.I$3]=período_selecionado)" calcext:base-cell-address="'Planejador de Projetos'.I38"/>
            <calcext:condition calcext:apply-style-name="ConditionalStyle_122" calcext:value="formula-is(MOD(COLUMN();2))" calcext:base-cell-address="'Planejador de Projetos'.I38"/>
            <calcext:condition calcext:apply-style-name="ConditionalStyle_121" calcext:value="formula-is(MOD(COLUMN();2)=0)" calcext:base-cell-address="'Planejador de Projetos'.I38"/>
          </calcext:conditional-format>
          <calcext:conditional-format calcext:target-range-address="'Planejador de Projetos'.S42:'Planejador de Projetos'.AS43 'Planejador de Projetos'.S47:'Planejador de Projetos'.BP61 'Planejador de Projetos'.S46:'Planejador de Projetos'.AU46 'Planejador de Projetos'.AW46:'Planejador de Projetos'.BP46 'Planejador de Projetos'.S44:'Planejador de Projetos'.AT45 'Planejador de Projetos'.AV44:'Planejador de Projetos'.BP45 'Planejador de Projetos'.AU42:'Planejador de Projetos'.BP43">
            <calcext:condition calcext:apply-style-name="ConditionalStyle_120" calcext:value="formula-is(PercentualConcluído)" calcext:base-cell-address="'Planejador de Projetos'.S42"/>
            <calcext:condition calcext:apply-style-name="ConditionalStyle_119" calcext:value="formula-is(PercentualConcluídoAlém)" calcext:base-cell-address="'Planejador de Projetos'.S42"/>
            <calcext:condition calcext:apply-style-name="ConditionalStyle_118" calcext:value="formula-is(Real)" calcext:base-cell-address="'Planejador de Projetos'.S42"/>
            <calcext:condition calcext:apply-style-name="ConditionalStyle_117" calcext:value="formula-is(RealAlém)" calcext:base-cell-address="'Planejador de Projetos'.S42"/>
            <calcext:condition calcext:apply-style-name="ConditionalStyle_116" calcext:value="formula-is(Plano)" calcext:base-cell-address="'Planejador de Projetos'.S42"/>
            <calcext:condition calcext:apply-style-name="ConditionalStyle_115" calcext:value="formula-is([.S$3]=período_selecionado)" calcext:base-cell-address="'Planejador de Projetos'.S42"/>
            <calcext:condition calcext:apply-style-name="ConditionalStyle_114" calcext:value="formula-is(MOD(COLUMN();2))" calcext:base-cell-address="'Planejador de Projetos'.S42"/>
            <calcext:condition calcext:apply-style-name="ConditionalStyle_113" calcext:value="formula-is(MOD(COLUMN();2)=0)" calcext:base-cell-address="'Planejador de Projetos'.S42"/>
          </calcext:conditional-format>
          <calcext:conditional-format calcext:target-range-address="'Planejador de Projetos'.I42:'Planejador de Projetos'.R61">
            <calcext:condition calcext:apply-style-name="ConditionalStyle_112" calcext:value="formula-is(PercentualConcluído)" calcext:base-cell-address="'Planejador de Projetos'.I42"/>
            <calcext:condition calcext:apply-style-name="ConditionalStyle_111" calcext:value="formula-is(PercentualConcluídoAlém)" calcext:base-cell-address="'Planejador de Projetos'.I42"/>
            <calcext:condition calcext:apply-style-name="ConditionalStyle_110" calcext:value="formula-is(Real)" calcext:base-cell-address="'Planejador de Projetos'.I42"/>
            <calcext:condition calcext:apply-style-name="ConditionalStyle_109" calcext:value="formula-is(RealAlém)" calcext:base-cell-address="'Planejador de Projetos'.I42"/>
            <calcext:condition calcext:apply-style-name="ConditionalStyle_108" calcext:value="formula-is(Plano)" calcext:base-cell-address="'Planejador de Projetos'.I42"/>
            <calcext:condition calcext:apply-style-name="ConditionalStyle_107" calcext:value="formula-is([.I$3]=período_selecionado)" calcext:base-cell-address="'Planejador de Projetos'.I42"/>
            <calcext:condition calcext:apply-style-name="ConditionalStyle_106" calcext:value="formula-is(MOD(COLUMN();2))" calcext:base-cell-address="'Planejador de Projetos'.I42"/>
            <calcext:condition calcext:apply-style-name="ConditionalStyle_105" calcext:value="formula-is(MOD(COLUMN();2)=0)" calcext:base-cell-address="'Planejador de Projetos'.I42"/>
          </calcext:conditional-format>
          <calcext:conditional-format calcext:target-range-address="'Planejador de Projetos'.P8:'Planejador de Projetos'.BO8">
            <calcext:condition calcext:apply-style-name="ConditionalStyle_104" calcext:value="formula-is(PercentualConcluído)" calcext:base-cell-address="'Planejador de Projetos'.P8"/>
            <calcext:condition calcext:apply-style-name="ConditionalStyle_103" calcext:value="formula-is(PercentualConcluídoAlém)" calcext:base-cell-address="'Planejador de Projetos'.P8"/>
            <calcext:condition calcext:apply-style-name="ConditionalStyle_102" calcext:value="formula-is(Real)" calcext:base-cell-address="'Planejador de Projetos'.P8"/>
            <calcext:condition calcext:apply-style-name="ConditionalStyle_101" calcext:value="formula-is(RealAlém)" calcext:base-cell-address="'Planejador de Projetos'.P8"/>
            <calcext:condition calcext:apply-style-name="ConditionalStyle_100" calcext:value="formula-is(Plano)" calcext:base-cell-address="'Planejador de Projetos'.P8"/>
            <calcext:condition calcext:apply-style-name="ConditionalStyle_99" calcext:value="formula-is([.Q$3]=período_selecionado)" calcext:base-cell-address="'Planejador de Projetos'.P8"/>
            <calcext:condition calcext:apply-style-name="ConditionalStyle_98" calcext:value="formula-is(MOD(COLUMN();2))" calcext:base-cell-address="'Planejador de Projetos'.P8"/>
            <calcext:condition calcext:apply-style-name="ConditionalStyle_97" calcext:value="formula-is(MOD(COLUMN();2)=0)" calcext:base-cell-address="'Planejador de Projetos'.P8"/>
          </calcext:conditional-format>
          <calcext:conditional-format calcext:target-range-address="'Planejador de Projetos'.L5:'Planejador de Projetos'.L5">
            <calcext:condition calcext:apply-style-name="ConditionalStyle_96" calcext:value="formula-is(PercentualConcluído)" calcext:base-cell-address="'Planejador de Projetos'.L5"/>
            <calcext:condition calcext:apply-style-name="ConditionalStyle_95" calcext:value="formula-is(PercentualConcluídoAlém)" calcext:base-cell-address="'Planejador de Projetos'.L5"/>
            <calcext:condition calcext:apply-style-name="ConditionalStyle_94" calcext:value="formula-is(Real)" calcext:base-cell-address="'Planejador de Projetos'.L5"/>
            <calcext:condition calcext:apply-style-name="ConditionalStyle_93" calcext:value="formula-is(RealAlém)" calcext:base-cell-address="'Planejador de Projetos'.L5"/>
            <calcext:condition calcext:apply-style-name="ConditionalStyle_92" calcext:value="formula-is(Plano)" calcext:base-cell-address="'Planejador de Projetos'.L5"/>
            <calcext:condition calcext:apply-style-name="ConditionalStyle_91" calcext:value="formula-is([.L$3]=período_selecionado)" calcext:base-cell-address="'Planejador de Projetos'.L5"/>
            <calcext:condition calcext:apply-style-name="ConditionalStyle_90" calcext:value="formula-is(MOD(COLUMN();2))" calcext:base-cell-address="'Planejador de Projetos'.L5"/>
            <calcext:condition calcext:apply-style-name="ConditionalStyle_89" calcext:value="formula-is(MOD(COLUMN();2)=0)" calcext:base-cell-address="'Planejador de Projetos'.L5"/>
          </calcext:conditional-format>
          <calcext:conditional-format calcext:target-range-address="'Planejador de Projetos'.O8:'Planejador de Projetos'.O8">
            <calcext:condition calcext:apply-style-name="ConditionalStyle_88" calcext:value="formula-is(PercentualConcluído)" calcext:base-cell-address="'Planejador de Projetos'.O8"/>
            <calcext:condition calcext:apply-style-name="ConditionalStyle_87" calcext:value="formula-is(PercentualConcluídoAlém)" calcext:base-cell-address="'Planejador de Projetos'.O8"/>
            <calcext:condition calcext:apply-style-name="ConditionalStyle_86" calcext:value="formula-is(Real)" calcext:base-cell-address="'Planejador de Projetos'.O8"/>
            <calcext:condition calcext:apply-style-name="ConditionalStyle_85" calcext:value="formula-is(RealAlém)" calcext:base-cell-address="'Planejador de Projetos'.O8"/>
            <calcext:condition calcext:apply-style-name="ConditionalStyle_84" calcext:value="formula-is(Plano)" calcext:base-cell-address="'Planejador de Projetos'.O8"/>
            <calcext:condition calcext:apply-style-name="ConditionalStyle_83" calcext:value="formula-is([.O$3]=período_selecionado)" calcext:base-cell-address="'Planejador de Projetos'.O8"/>
            <calcext:condition calcext:apply-style-name="ConditionalStyle_82" calcext:value="formula-is(MOD(COLUMN();2))" calcext:base-cell-address="'Planejador de Projetos'.O8"/>
            <calcext:condition calcext:apply-style-name="ConditionalStyle_81" calcext:value="formula-is(MOD(COLUMN();2)=0)" calcext:base-cell-address="'Planejador de Projetos'.O8"/>
          </calcext:conditional-format>
          <calcext:conditional-format calcext:target-range-address="'Planejador de Projetos'.AH24:'Planejador de Projetos'.AH24">
            <calcext:condition calcext:apply-style-name="ConditionalStyle_80" calcext:value="formula-is(PercentualConcluído)" calcext:base-cell-address="'Planejador de Projetos'.AH24"/>
            <calcext:condition calcext:apply-style-name="ConditionalStyle_79" calcext:value="formula-is(PercentualConcluídoAlém)" calcext:base-cell-address="'Planejador de Projetos'.AH24"/>
            <calcext:condition calcext:apply-style-name="ConditionalStyle_78" calcext:value="formula-is(Real)" calcext:base-cell-address="'Planejador de Projetos'.AH24"/>
            <calcext:condition calcext:apply-style-name="ConditionalStyle_77" calcext:value="formula-is(RealAlém)" calcext:base-cell-address="'Planejador de Projetos'.AH24"/>
            <calcext:condition calcext:apply-style-name="ConditionalStyle_76" calcext:value="formula-is(Plano)" calcext:base-cell-address="'Planejador de Projetos'.AH24"/>
            <calcext:condition calcext:apply-style-name="ConditionalStyle_75" calcext:value="formula-is([.AH$3]=período_selecionado)" calcext:base-cell-address="'Planejador de Projetos'.AH24"/>
            <calcext:condition calcext:apply-style-name="ConditionalStyle_74" calcext:value="formula-is(MOD(COLUMN();2))" calcext:base-cell-address="'Planejador de Projetos'.AH24"/>
            <calcext:condition calcext:apply-style-name="ConditionalStyle_73" calcext:value="formula-is(MOD(COLUMN();2)=0)" calcext:base-cell-address="'Planejador de Projetos'.AH24"/>
          </calcext:conditional-format>
          <calcext:conditional-format calcext:target-range-address="'Planejador de Projetos'.AO31:'Planejador de Projetos'.AO31">
            <calcext:condition calcext:apply-style-name="ConditionalStyle_72" calcext:value="formula-is(PercentualConcluído)" calcext:base-cell-address="'Planejador de Projetos'.AO31"/>
            <calcext:condition calcext:apply-style-name="ConditionalStyle_71" calcext:value="formula-is(PercentualConcluídoAlém)" calcext:base-cell-address="'Planejador de Projetos'.AO31"/>
            <calcext:condition calcext:apply-style-name="ConditionalStyle_70" calcext:value="formula-is(Real)" calcext:base-cell-address="'Planejador de Projetos'.AO31"/>
            <calcext:condition calcext:apply-style-name="ConditionalStyle_69" calcext:value="formula-is(RealAlém)" calcext:base-cell-address="'Planejador de Projetos'.AO31"/>
            <calcext:condition calcext:apply-style-name="ConditionalStyle_68" calcext:value="formula-is(Plano)" calcext:base-cell-address="'Planejador de Projetos'.AO31"/>
            <calcext:condition calcext:apply-style-name="ConditionalStyle_67" calcext:value="formula-is([.AO$3]=período_selecionado)" calcext:base-cell-address="'Planejador de Projetos'.AO31"/>
            <calcext:condition calcext:apply-style-name="ConditionalStyle_66" calcext:value="formula-is(MOD(COLUMN();2))" calcext:base-cell-address="'Planejador de Projetos'.AO31"/>
            <calcext:condition calcext:apply-style-name="ConditionalStyle_65" calcext:value="formula-is(MOD(COLUMN();2)=0)" calcext:base-cell-address="'Planejador de Projetos'.AO31"/>
          </calcext:conditional-format>
          <calcext:conditional-format calcext:target-range-address="'Planejador de Projetos'.AO30:'Planejador de Projetos'.AO30">
            <calcext:condition calcext:apply-style-name="ConditionalStyle_24" calcext:value="formula-is(PercentualConcluído)" calcext:base-cell-address="'Planejador de Projetos'.AO30"/>
            <calcext:condition calcext:apply-style-name="ConditionalStyle_23" calcext:value="formula-is(PercentualConcluídoAlém)" calcext:base-cell-address="'Planejador de Projetos'.AO30"/>
            <calcext:condition calcext:apply-style-name="ConditionalStyle_22" calcext:value="formula-is(Real)" calcext:base-cell-address="'Planejador de Projetos'.AO30"/>
            <calcext:condition calcext:apply-style-name="ConditionalStyle_21" calcext:value="formula-is(RealAlém)" calcext:base-cell-address="'Planejador de Projetos'.AO30"/>
            <calcext:condition calcext:apply-style-name="ConditionalStyle_20" calcext:value="formula-is(Plano)" calcext:base-cell-address="'Planejador de Projetos'.AO30"/>
            <calcext:condition calcext:apply-style-name="ConditionalStyle_19" calcext:value="formula-is([.AO$3]=período_selecionado)" calcext:base-cell-address="'Planejador de Projetos'.AO30"/>
            <calcext:condition calcext:apply-style-name="ConditionalStyle_18" calcext:value="formula-is(MOD(COLUMN();2))" calcext:base-cell-address="'Planejador de Projetos'.AO30"/>
            <calcext:condition calcext:apply-style-name="ConditionalStyle_17" calcext:value="formula-is(MOD(COLUMN();2)=0)" calcext:base-cell-address="'Planejador de Projetos'.AO30"/>
          </calcext:conditional-format>
          <calcext:conditional-format calcext:target-range-address="'Planejador de Projetos'.AO32:'Planejador de Projetos'.AO32">
            <calcext:condition calcext:apply-style-name="ConditionalStyle_16" calcext:value="formula-is(PercentualConcluído)" calcext:base-cell-address="'Planejador de Projetos'.AO32"/>
            <calcext:condition calcext:apply-style-name="ConditionalStyle_15" calcext:value="formula-is(PercentualConcluídoAlém)" calcext:base-cell-address="'Planejador de Projetos'.AO32"/>
            <calcext:condition calcext:apply-style-name="ConditionalStyle_14" calcext:value="formula-is(Real)" calcext:base-cell-address="'Planejador de Projetos'.AO32"/>
            <calcext:condition calcext:apply-style-name="ConditionalStyle_13" calcext:value="formula-is(RealAlém)" calcext:base-cell-address="'Planejador de Projetos'.AO32"/>
            <calcext:condition calcext:apply-style-name="ConditionalStyle_12" calcext:value="formula-is(Plano)" calcext:base-cell-address="'Planejador de Projetos'.AO32"/>
            <calcext:condition calcext:apply-style-name="ConditionalStyle_11" calcext:value="formula-is([.AO$3]=período_selecionado)" calcext:base-cell-address="'Planejador de Projetos'.AO32"/>
            <calcext:condition calcext:apply-style-name="ConditionalStyle_10" calcext:value="formula-is(MOD(COLUMN();2))" calcext:base-cell-address="'Planejador de Projetos'.AO32"/>
            <calcext:condition calcext:apply-style-name="ConditionalStyle_9" calcext:value="formula-is(MOD(COLUMN();2)=0)" calcext:base-cell-address="'Planejador de Projetos'.AO32"/>
          </calcext:conditional-format>
          <calcext:conditional-format calcext:target-range-address="'Planejador de Projetos'.AT39:'Planejador de Projetos'.AT39">
            <calcext:condition calcext:apply-style-name="ConditionalStyle_8" calcext:value="formula-is(PercentualConcluído)" calcext:base-cell-address="'Planejador de Projetos'.AT39"/>
            <calcext:condition calcext:apply-style-name="ConditionalStyle_7" calcext:value="formula-is(PercentualConcluídoAlém)" calcext:base-cell-address="'Planejador de Projetos'.AT39"/>
            <calcext:condition calcext:apply-style-name="ConditionalStyle_6" calcext:value="formula-is(Real)" calcext:base-cell-address="'Planejador de Projetos'.AT39"/>
            <calcext:condition calcext:apply-style-name="ConditionalStyle_5" calcext:value="formula-is(RealAlém)" calcext:base-cell-address="'Planejador de Projetos'.AT39"/>
            <calcext:condition calcext:apply-style-name="ConditionalStyle_4" calcext:value="formula-is(Plano)" calcext:base-cell-address="'Planejador de Projetos'.AT39"/>
            <calcext:condition calcext:apply-style-name="ConditionalStyle_3" calcext:value="formula-is([.AT$3]=período_selecionado)" calcext:base-cell-address="'Planejador de Projetos'.AT39"/>
            <calcext:condition calcext:apply-style-name="ConditionalStyle_2" calcext:value="formula-is(MOD(COLUMN();2))" calcext:base-cell-address="'Planejador de Projetos'.AT39"/>
            <calcext:condition calcext:apply-style-name="ConditionalStyle_1" calcext:value="formula-is(MOD(COLUMN();2)=0)" calcext:base-cell-address="'Planejador de Projetos'.AT39"/>
          </calcext:conditional-format>
        </calcext:conditional-formats>
      </table:table>
      <table:named-expressions>
        <table:named-expression table:name="PercentualConcluído" table:base-cell-address="$'Planejador de Projetos'.$A$1" table:expression="PercentualConcluídoAlém*PeríodonoPlano"/>
        <table:named-expression table:name="PercentualConcluídoAlém" table:base-cell-address="$'Planejador de Projetos'.$A$1" table:expression="([$'Planejador de Projetos'.A$3]=MEDIAN([$'Planejador de Projetos'.A$3];[$'Planejador de Projetos'.$C1];[$'Planejador de Projetos'.$C1]+[$'Planejador de Projetos'.$D1])*([$'Planejador de Projetos'.$C1]&gt;0))*(([$'Planejador de Projetos'.A$3]&lt;(INT([$'Planejador de Projetos'.$C1]+[$'Planejador de Projetos'.$D1]*[$'Planejador de Projetos'.$H1])))+([$'Planejador de Projetos'.A$3]=[$'Planejador de Projetos'.$C1]))*([$'Planejador de Projetos'.$H1]&gt;0)"/>
        <table:named-expression table:name="PeríodonoPlano" table:base-cell-address="$'Planejador de Projetos'.$A$1" table:expression="[$'Planejador de Projetos'.A$3]=MEDIAN([$'Planejador de Projetos'.A$3];'planejador de projetos'!#ref!;'planejador de projetos'!#ref!+'planejador de projetos'!#ref!-1)"/>
        <table:named-expression table:name="PeríodoReal" table:base-cell-address="$'Planejador de Projetos'.$A$1" table:expression="[$'Planejador de Projetos'.A$3]=MEDIAN([$'Planejador de Projetos'.A$3];[$'Planejador de Projetos'.$C1];[$'Planejador de Projetos'.$C1]+[$'Planejador de Projetos'.$D1]-1)"/>
        <table:named-expression table:name="período_selecionado" table:base-cell-address="$'Planejador de Projetos'.$A$1" table:expression="'planejador de projetos'!#ref!"/>
        <table:named-expression table:name="Plano" table:base-cell-address="$'Planejador de Projetos'.$A$1" table:expression="PeríodonoPlano*('planejador de projetos'!#ref!&gt;0)"/>
        <table:named-expression table:name="Real" table:base-cell-address="$'Planejador de Projetos'.$A$1" table:expression="(PeríodoReal*([$'Planejador de Projetos'.$C1]&gt;0))*PeríodonoPlano"/>
        <table:named-expression table:name="RealAlém" table:base-cell-address="$'Planejador de Projetos'.$A$1" table:expression="PeríodoReal*([$'Planejador de Projetos'.$C1]&gt;0)"/>
        <table:named-range table:name="RegiãodoTítulo..BO60" table:base-cell-address="$'Planejador de Projetos'.$A$1" table:cell-range-address="$'Planejador de Projetos'.$B$2: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5__20_concluída" style:display-name="% concluída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Atividade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e_20_de_20_Realce_20_do_20_Período" style:display-name="Controle de Realce do Perí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egenda_20_de_20__25__20_concluída_20__28_além_20_de_20_plano_29_" style:display-name="Legenda de % concluída (além de plano)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Legenda_20_de_20_Real" style:display-name="Legenda de Real" style:family="table-cell" style:parent-style-name="Default">
      <style:table-cell-properties fo:background-color="#b4a0b5" style:cell-protect="protected" style:print-content="true" style:diagonal-bl-tr="none" style:diagonal-tl-br="none" fo:border="2.49pt solid #ffffff"/>
    </style:style>
    <style:style style:name="Legenda_20_de_20_Real_20__28_além_20_de_20_plano_29_" style:display-name="Legenda de Real (além de plano)" style:family="table-cell" style:parent-style-name="Default">
      <style:table-cell-properties fo:background-color="#d5bba8" style:cell-protect="protected" style:print-content="true" style:diagonal-bl-tr="none" style:diagonal-tl-br="none" fo:border="2.49pt solid #ffffff"/>
    </style:style>
    <style:style style:name="Legenda_20_do_20_plano" style:display-name="Legenda do plano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orcentagem_20_concluída" style:display-name="Porcentagem concluída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Rótulo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Títulos_20_de_20_Períodos" style:display-name="Títulos de Período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s_20_de_20_Projeto" style:display-name="Títulos de Proje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alor_20_do_20_Período" style:display-name="Valor do Perí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7"/>
    <style:style style:name="ConditionalStyle_5f_177" style:display-name="ConditionalStyle_177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76" style:display-name="ConditionalStyle_176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75" style:display-name="ConditionalStyle_175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74" style:display-name="ConditionalStyle_174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73" style:display-name="ConditionalStyle_173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72" style:display-name="ConditionalStyle_172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71" style:display-name="ConditionalStyle_171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70" style:display-name="ConditionalStyle_170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69" style:display-name="ConditionalStyle_16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168" style:display-name="ConditionalStyle_16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67" style:display-name="ConditionalStyle_16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66" style:display-name="ConditionalStyle_166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65" style:display-name="ConditionalStyle_165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64" style:display-name="ConditionalStyle_16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63" style:display-name="ConditionalStyle_16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62" style:display-name="ConditionalStyle_16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61" style:display-name="ConditionalStyle_161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60" style:display-name="ConditionalStyle_16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59" style:display-name="ConditionalStyle_15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58" style:display-name="ConditionalStyle_15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57" style:display-name="ConditionalStyle_15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56" style:display-name="ConditionalStyle_15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55" style:display-name="ConditionalStyle_15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54" style:display-name="ConditionalStyle_15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53" style:display-name="ConditionalStyle_15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52" style:display-name="ConditionalStyle_152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51" style:display-name="ConditionalStyle_151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50" style:display-name="ConditionalStyle_150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49" style:display-name="ConditionalStyle_149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48" style:display-name="ConditionalStyle_148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47" style:display-name="ConditionalStyle_147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46" style:display-name="ConditionalStyle_146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45" style:display-name="ConditionalStyle_145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44" style:display-name="ConditionalStyle_144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43" style:display-name="ConditionalStyle_143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42" style:display-name="ConditionalStyle_142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41" style:display-name="ConditionalStyle_141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40" style:display-name="ConditionalStyle_140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39" style:display-name="ConditionalStyle_139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38" style:display-name="ConditionalStyle_138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37" style:display-name="ConditionalStyle_137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36" style:display-name="ConditionalStyle_136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35" style:display-name="ConditionalStyle_135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34" style:display-name="ConditionalStyle_134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33" style:display-name="ConditionalStyle_133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32" style:display-name="ConditionalStyle_132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31" style:display-name="ConditionalStyle_131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30" style:display-name="ConditionalStyle_130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29" style:display-name="ConditionalStyle_129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28" style:display-name="ConditionalStyle_12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27" style:display-name="ConditionalStyle_12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26" style:display-name="ConditionalStyle_126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25" style:display-name="ConditionalStyle_125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24" style:display-name="ConditionalStyle_12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23" style:display-name="ConditionalStyle_12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22" style:display-name="ConditionalStyle_12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21" style:display-name="ConditionalStyle_121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20" style:display-name="ConditionalStyle_12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19" style:display-name="ConditionalStyle_11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18" style:display-name="ConditionalStyle_11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17" style:display-name="ConditionalStyle_11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16" style:display-name="ConditionalStyle_11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15" style:display-name="ConditionalStyle_11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14" style:display-name="ConditionalStyle_11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13" style:display-name="ConditionalStyle_11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12" style:display-name="ConditionalStyle_112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11" style:display-name="ConditionalStyle_111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10" style:display-name="ConditionalStyle_110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09" style:display-name="ConditionalStyle_109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07" style:display-name="ConditionalStyle_107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06" style:display-name="ConditionalStyle_106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05" style:display-name="ConditionalStyle_105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04" style:display-name="ConditionalStyle_104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03" style:display-name="ConditionalStyle_103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02" style:display-name="ConditionalStyle_102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01" style:display-name="ConditionalStyle_101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99" style:display-name="ConditionalStyle_99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98" style:display-name="ConditionalStyle_98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97" style:display-name="ConditionalStyle_97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96" style:display-name="ConditionalStyle_96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5" style:display-name="ConditionalStyle_95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94" style:display-name="ConditionalStyle_94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93" style:display-name="ConditionalStyle_93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92" style:display-name="ConditionalStyle_92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91" style:display-name="ConditionalStyle_91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90" style:display-name="ConditionalStyle_90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89" style:display-name="ConditionalStyle_89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88" style:display-name="ConditionalStyle_8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87" style:display-name="ConditionalStyle_8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6" style:display-name="ConditionalStyle_86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85" style:display-name="ConditionalStyle_85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84" style:display-name="ConditionalStyle_8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83" style:display-name="ConditionalStyle_8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82" style:display-name="ConditionalStyle_8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81" style:display-name="ConditionalStyle_81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80" style:display-name="ConditionalStyle_8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9" style:display-name="ConditionalStyle_7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78" style:display-name="ConditionalStyle_7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7" style:display-name="ConditionalStyle_7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76" style:display-name="ConditionalStyle_7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75" style:display-name="ConditionalStyle_7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74" style:display-name="ConditionalStyle_7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73" style:display-name="ConditionalStyle_7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72" style:display-name="ConditionalStyle_72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1" style:display-name="ConditionalStyle_71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70" style:display-name="ConditionalStyle_70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69" style:display-name="ConditionalStyle_69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8" style:display-name="ConditionalStyle_68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67" style:display-name="ConditionalStyle_67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66" style:display-name="ConditionalStyle_66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65" style:display-name="ConditionalStyle_65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4" style:display-name="ConditionalStyle_24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9" style:display-name="ConditionalStyle_19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8" style:display-name="ConditionalStyle_18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6" style:display-name="ConditionalStyle_16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10" style:display-name="ConditionalStyle_10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7mm" fo:margin-bottom="7.62mm" fo:margin-left="11.43mm" fo:margin-right="11.43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5.08mm" fo:margin-left="0mm" fo:margin-right="0mm" fo:margin-top="1.2mm"/>
      </style:footer-style>
    </style:page-layout>
    <style:style style:name="MT1" style:family="text">
      <style:text-properties fo:color="#404040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ejador_20_de_20_Projetos" style:display-name="PageStyle_Planejador de Projeto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Piardi</meta:initial-creator>
    <meta:creation-date>2016-12-05T05:14:59</meta:creation-date>
    <dc:date>2018-06-29T23:26:48.621000000</dc:date>
    <meta:generator>LibreOffice/6.0.5.2$Windows_X86_64 LibreOffice_project/54c8cbb85f300ac59db32fe8a675ff7683cd5a16</meta:generator>
    <meta:editing-duration>PT2H48M33S</meta:editing-duration>
    <meta:editing-cycles>2</meta:editing-cycles>
    <meta:document-statistic meta:table-count="1" meta:cell-count="3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